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4cm"/>
    </style:style>
    <style:style style:name="co2" style:family="table-column">
      <style:table-column-properties fo:break-before="auto" style:column-width="2.237cm"/>
    </style:style>
    <style:style style:name="co3" style:family="table-column">
      <style:table-column-properties fo:break-before="auto" style:column-width="1.706cm"/>
    </style:style>
    <style:style style:name="co4" style:family="table-column">
      <style:table-column-properties fo:break-before="auto" style:column-width="2.115cm"/>
    </style:style>
    <style:style style:name="co5" style:family="table-column">
      <style:table-column-properties fo:break-before="auto" style:column-width="7.546cm"/>
    </style:style>
    <style:style style:name="co6" style:family="table-column">
      <style:table-column-properties fo:break-before="auto" style:column-width="23.606cm"/>
    </style:style>
    <style:style style:name="co7" style:family="table-column">
      <style:table-column-properties fo:break-before="auto" style:column-width="2.154cm"/>
    </style:style>
    <style:style style:name="co8" style:family="table-column">
      <style:table-column-properties fo:break-before="auto" style:column-width="1.986cm"/>
    </style:style>
    <style:style style:name="co9" style:family="table-column">
      <style:table-column-properties fo:break-before="auto" style:column-width="5.398cm"/>
    </style:style>
    <style:style style:name="co10" style:family="table-column">
      <style:table-column-properties fo:break-before="auto" style:column-width="11.83cm"/>
    </style:style>
    <style:style style:name="co11" style:family="table-column">
      <style:table-column-properties fo:break-before="auto" style:column-width="13.593cm"/>
    </style:style>
    <style:style style:name="co12" style:family="table-column">
      <style:table-column-properties fo:break-before="auto" style:column-width="8.056cm"/>
    </style:style>
    <style:style style:name="co13" style:family="table-column">
      <style:table-column-properties fo:break-before="auto" style:column-width="23.858cm"/>
    </style:style>
    <style:style style:name="co14" style:family="table-column">
      <style:table-column-properties fo:break-before="auto" style:column-width="1.901cm"/>
    </style:style>
    <style:style style:name="co15" style:family="table-column">
      <style:table-column-properties fo:break-before="auto" style:column-width="1.734cm"/>
    </style:style>
    <style:style style:name="co16" style:family="table-column">
      <style:table-column-properties fo:break-before="auto" style:column-width="5.147cm"/>
    </style:style>
    <style:style style:name="co17" style:family="table-column">
      <style:table-column-properties fo:break-before="auto" style:column-width="13.174cm"/>
    </style:style>
    <style:style style:name="co18" style:family="table-column">
      <style:table-column-properties fo:break-before="auto" style:column-width="6.209cm"/>
    </style:style>
    <style:style style:name="co19" style:family="table-column">
      <style:table-column-properties fo:break-before="auto" style:column-width="21.089cm"/>
    </style:style>
    <style:style style:name="co20" style:family="table-column">
      <style:table-column-properties fo:break-before="auto" style:column-width="14.684cm"/>
    </style:style>
    <style:style style:name="ro1" style:family="table-row">
      <style:table-row-properties style:row-height="0.566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3.895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2.473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2.947cm" fo:break-before="auto" style:use-optimal-row-height="true"/>
    </style:style>
    <style:style style:name="ro9" style:family="table-row">
      <style:table-row-properties style:row-height="4.369cm" fo:break-before="auto" style:use-optimal-row-height="true"/>
    </style:style>
    <style:style style:name="ro10" style:family="table-row">
      <style:table-row-properties style:row-height="4.844cm" fo:break-before="auto" style:use-optimal-row-height="true"/>
    </style:style>
    <style:style style:name="ro11" style:family="table-row">
      <style:table-row-properties style:row-height="9.155cm" fo:break-before="auto" style:use-optimal-row-height="false"/>
    </style:style>
    <style:style style:name="ro12" style:family="table-row">
      <style:table-row-properties style:row-height="6.932cm" fo:break-before="auto" style:use-optimal-row-height="false"/>
    </style:style>
    <style:style style:name="ro13" style:family="table-row">
      <style:table-row-properties style:row-height="6.879cm" fo:break-before="auto" style:use-optimal-row-height="false"/>
    </style:style>
    <style:style style:name="ro14" style:family="table-row">
      <style:table-row-properties style:row-height="4.233cm" fo:break-before="auto" style:use-optimal-row-height="false"/>
    </style:style>
    <style:style style:name="ro15" style:family="table-row">
      <style:table-row-properties style:row-height="6.738cm" fo:break-before="auto" style:use-optimal-row-height="true"/>
    </style:style>
    <style:style style:name="ro16" style:family="table-row">
      <style:table-row-properties style:row-height="4.879cm" fo:break-before="auto" style:use-optimal-row-height="true"/>
    </style:style>
    <style:style style:name="ro17" style:family="table-row">
      <style:table-row-properties style:row-height="5.791cm" fo:break-before="auto" style:use-optimal-row-height="true"/>
    </style:style>
    <style:style style:name="ro18" style:family="table-row">
      <style:table-row-properties style:row-height="7.646cm" fo:break-before="auto" style:use-optimal-row-height="false"/>
    </style:style>
    <style:style style:name="ro19" style:family="table-row">
      <style:table-row-properties style:row-height="10.107cm" fo:break-before="auto" style:use-optimal-row-height="false"/>
    </style:style>
    <style:style style:name="ro20" style:family="table-row">
      <style:table-row-properties style:row-height="6.265cm" fo:break-before="auto" style:use-optimal-row-height="true"/>
    </style:style>
    <style:style style:name="ro21" style:family="table-row">
      <style:table-row-properties style:row-height="5.316cm" fo:break-before="auto" style:use-optimal-row-height="true"/>
    </style:style>
    <style:style style:name="ro22" style:family="table-row">
      <style:table-row-properties style:row-height="8.16cm" fo:break-before="auto" style:use-optimal-row-height="true"/>
    </style:style>
    <style:style style:name="ro23" style:family="table-row">
      <style:table-row-properties style:row-height="2cm" fo:break-before="auto" style:use-optimal-row-height="true"/>
    </style:style>
    <style:style style:name="ro24" style:family="table-row">
      <style:table-row-properties style:row-height="5.503cm" fo:break-before="auto" style:use-optimal-row-height="false"/>
    </style:style>
    <style:style style:name="ro25" style:family="table-row">
      <style:table-row-properties style:row-height="7.213cm" fo:break-before="auto" style:use-optimal-row-height="true"/>
    </style:style>
    <style:style style:name="ro26" style:family="table-row">
      <style:table-row-properties style:row-height="14.393cm" fo:break-before="auto" style:use-optimal-row-height="false"/>
    </style:style>
    <style:style style:name="ro27" style:family="table-row">
      <style:table-row-properties style:row-height="8.634cm" fo:break-before="auto" style:use-optimal-row-height="true"/>
    </style:style>
    <style:style style:name="ro28" style:family="table-row">
      <style:table-row-properties style:row-height="12.899cm" fo:break-before="auto" style:use-optimal-row-height="true"/>
    </style:style>
    <style:style style:name="ro29" style:family="table-row">
      <style:table-row-properties style:row-height="7.687cm" fo:break-before="auto" style:use-optimal-row-height="true"/>
    </style:style>
    <style:style style:name="ta1" style:family="table" style:master-page-name="PageStyle_5f_Overview">
      <style:table-properties table:display="true" style:writing-mode="lr-tb"/>
    </style:style>
    <style:style style:name="ta2" style:family="table" style:master-page-name="PageStyle_5f_ErlIDE">
      <style:table-properties table:display="true" style:writing-mode="lr-tb"/>
    </style:style>
    <style:style style:name="ta3" style:family="table" style:master-page-name="PageStyle_5f_BTerl">
      <style:table-properties table:display="true" style:writing-mode="lr-tb"/>
    </style:style>
    <style:style style:name="ta4" style:family="table" style:master-page-name="PageStyle_5f_Dialyzer">
      <style:table-properties table:display="true" style:writing-mode="lr-tb"/>
    </style:style>
    <style:style style:name="ce1" style:family="table-cell" style:parent-style-name="Default" style:data-style-name="N0">
      <style:table-cell-properties fo:padding="0.071cm"/>
      <style:text-properties style:text-position=""/>
    </style:style>
    <style:style style:name="ce10" style:family="table-cell" style:parent-style-name="Default" style:data-style-name="N0">
      <style:table-cell-properties fo:border-bottom="0.91pt solid #000000" fo:background-color="#b8cce4" style:diagonal-bl-tr="none" style:diagonal-tl-br="none" fo:border-left="0.06pt solid #000000" fo:padding="0.071cm" fo:border-right="0.91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0">
      <style:table-cell-properties fo:border-bottom="0.91pt solid #000000" fo:background-color="#95b3d7" style:diagonal-bl-tr="none" style:diagonal-tl-br="none" fo:border-left="0.91pt solid #000000" fo:padding="0.071cm" fo:border-right="none" style:rotation-align="none" fo:border-top="0.91pt solid #000000"/>
      <style:text-properties fo:color="#000000" style:text-outline="false" style:text-line-through-style="none" style:text-position=""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0">
      <style:table-cell-properties fo:border-bottom="0.06pt solid #000000" fo:background-color="#c4d79b" style:diagonal-bl-tr="none" style:diagonal-tl-br="none" fo:border-left="0.91pt solid #000000" fo:padding="0.071cm" fo:border-right="0.06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order-bottom="0.91pt solid #000000" fo:background-color="#b8cce4" style:diagonal-bl-tr="none" style:diagonal-tl-br="none" fo:border-left="0.91pt solid #000000" fo:padding="0.071cm" fo:border-right="0.06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5f_BuiltIn_5f_Hyperlink" style:data-style-name="N0">
      <style:table-cell-properties fo:background-color="#c4d79b" style:cell-protect="protected" style:print-content="true" style:diagonal-bl-tr="none" style:diagonal-tl-br="none" fo:border="0.06pt solid #000000" fo:padding="0.071cm" style:rotation-align="none"/>
      <style:text-properties fo:color="#0000ff" style:text-outline="false" style:text-line-through-style="none" style:text-position=""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fo:border-bottom="0.91pt solid #000000" fo:background-color="#95b3d7" style:diagonal-bl-tr="none" style:diagonal-tl-br="none" fo:border-left="none" fo:padding="0.071cm" fo:border-right="0.91pt solid #000000" style:rotation-align="none" fo:border-top="0.91pt solid #000000"/>
      <style:text-properties style:text-position=""/>
    </style:style>
    <style:style style:name="ce7" style:family="table-cell" style:parent-style-name="Default" style:data-style-name="N0">
      <style:table-cell-properties fo:border-bottom="0.06pt solid #000000" style:diagonal-bl-tr="none" style:diagonal-tl-br="none" fo:border-left="0.06pt solid #000000" fo:padding="0.071cm" fo:border-right="0.91pt solid #000000" style:rotation-align="none" fo:border-top="0.91pt solid #000000"/>
      <style:text-properties style:text-position=""/>
    </style:style>
    <style:style style:name="ce8" style:family="table-cell" style:parent-style-name="Default" style:data-style-name="N0">
      <style:table-cell-properties fo:border-bottom="0.91pt solid #000000" fo:background-color="#b8cce4" style:diagonal-bl-tr="none" style:diagonal-tl-br="none" fo:border-left="0.06pt solid #000000" fo:padding="0.071cm" fo:border-right="0.06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0">
      <style:table-cell-properties fo:background-color="#c4d79b" style:diagonal-bl-tr="none" style:diagonal-tl-br="none" fo:border="0.06pt solid #000000" fo:padding="0.071cm" style:rotation-align="none"/>
      <style:text-properties style:text-position=""/>
    </style:style>
    <style:style style:name="ce12" style:family="table-cell" style:parent-style-name="Default" style:data-style-name="N0">
      <style:table-cell-properties fo:border-bottom="0.91pt solid #000000" fo:background-color="#c4d79b" style:diagonal-bl-tr="none" style:diagonal-tl-br="none" fo:border-left="0.91pt solid #000000" fo:padding="0.071cm" fo:border-right="0.06pt solid #000000" style:rotation-align="none" fo:border-top="0.91pt solid #000000"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fo:border-bottom="0.06pt solid #000000" style:diagonal-bl-tr="none" style:diagonal-tl-br="none" fo:border-left="0.06pt solid #000000" fo:padding="0.071cm" fo:border-right="0.06pt solid #000000" style:rotation-align="none" fo:border-top="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order-bottom="none" style:diagonal-bl-tr="none" style:diagonal-tl-br="none" fo:background-color="transparent" fo:border-left="0.06pt solid #000000" fo:padding="0.071cm" fo:border-right="0.06pt solid #000000" style:rotation-align="none" fo:border-top="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padding="0.071cm" style:vertical-align="top"/>
    </style:style>
    <style:style style:name="ce16" style:family="table-cell" style:parent-style-name="Default" style:data-style-name="N0">
      <style:table-cell-properties style:diagonal-bl-tr="none" style:diagonal-tl-br="none" fo:background-color="transparent" fo:border="none" fo:padding="0.071cm" style:rotation-align="none" style:vertical-align="top"/>
    </style:style>
    <style:style style:name="ce17" style:family="table-cell" style:parent-style-name="Default" style:data-style-name="N0">
      <style:table-cell-properties fo:border-bottom="0.91pt solid #000000" fo:background-color="#c4d79b" style:diagonal-bl-tr="none" style:diagonal-tl-br="none" fo:border-left="0.06pt solid #000000" fo:padding="0.071cm" fo:border-right="0.06pt solid #000000" style:rotation-align="none" fo:border-top="0.91pt solid #000000"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9" style:family="table-cell" style:parent-style-name="Default" style:data-style-name="N0">
      <style:table-cell-properties style:diagonal-bl-tr="none" style:diagonal-tl-br="none" fo:background-color="transparent" fo:border="none" fo:padding="0.071cm"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1" style:family="table-cell" style:parent-style-name="Default" style:data-style-name="N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2"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style:diagonal-bl-tr="none" style:diagonal-tl-br="none" fo:border="none" fo:padding="0.071cm"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padding="0.071cm"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style:diagonal-bl-tr="none" style:diagonal-tl-br="none" fo:border="none" fo:padding="0.071cm" style:rotation-align="none" style:vertical-align="top"/>
    </style:style>
    <style:style style:name="ce28" style:family="table-cell" style:parent-style-name="Default" style:data-style-name="N0">
      <style:table-cell-properties fo:border-bottom="0.91pt solid #000000" fo:background-color="#c4d79b" style:diagonal-bl-tr="none" style:diagonal-tl-br="none" fo:border-left="0.06pt solid #000000" fo:padding="0.071cm" fo:border-right="0.91pt solid #000000" style:rotation-align="none" fo:border-top="0.91pt solid #000000"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vertical-align="top"/>
    </style:style>
    <style:style style:name="ce33" style:family="table-cell" style:parent-style-name="Default" style:data-style-name="N0">
      <style:table-cell-properties fo:border-bottom="0.91pt solid #000000" fo:background-color="#c4d79b" style:diagonal-bl-tr="none" style:diagonal-tl-br="none" fo:border-left="0.91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0">
      <style:table-cell-properties fo:border-bottom="0.06pt solid #000000" style:diagonal-bl-tr="none" style:diagonal-tl-br="none"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ackground-color="transparent"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0">
      <style:table-cell-properties fo:padding="0.071cm"/>
    </style:style>
    <style:style style:name="ce38" style:family="table-cell" style:parent-style-name="Default" style:data-style-name="N0">
      <style:table-cell-properties fo:border-bottom="0.91pt solid #000000" fo:background-color="#c4d79b" style:diagonal-bl-tr="none" style:diagonal-tl-br="none" fo:border-left="0.06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style:diagonal-bl-tr="none" style:diagonal-tl-br="none" fo:background-color="transparent"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5f_BuiltIn_5f_Comma"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order-bottom="none" style:diagonal-bl-tr="none" style:diagonal-tl-br="none"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order-bottom="none" style:diagonal-bl-tr="none" style:diagonal-tl-br="none" fo:background-color="transparent"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style:diagonal-bl-tr="none" style:diagonal-tl-br="none" fo:background-color="transparent" fo:border="none" fo:padding="0.071cm" style:rotation-align="none"/>
    </style:style>
    <style:style style:name="ce45" style:family="table-cell" style:parent-style-name="Default" style:data-style-name="N0">
      <style:table-cell-properties fo:border-bottom="0.91pt solid #000000" fo:background-color="#c4d79b" style:diagonal-bl-tr="none" style:diagonal-tl-br="none" fo:border-left="0.06pt solid #000000" fo:padding="0.071cm" fo:border-right="0.91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91pt solid #000000"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order-bottom="none" style:diagonal-bl-tr="none" style:diagonal-tl-br="none" fo:border-left="none" fo:padding="0.071cm" fo:border-right="none" style:rotation-align="none" fo:border-top="0.91pt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OK&quot;;&quot;NOK&quot;;&quot;Untested&quot;)" table:allow-empty-cell="true" table:display-list="unsorted" table:base-cell-address="Overview.D2">
          <table:error-message table:message-type="stop" table:display="true"/>
        </table:content-validation>
        <table:content-validation table:name="val2" table:condition="of:cell-content-is-in-list(&quot;OK&quot;;&quot;NOK&quot;;&quot;Untested&quot;)" table:allow-empty-cell="true" table:display-list="unsorted" table:base-cell-address="Overview.D23">
          <table:error-message table:message-type="stop" table:display="true"/>
        </table:content-validation>
        <table:content-validation table:name="val3" table:condition="of:cell-content-is-in-list(&quot;OK&quot;;&quot;NOK&quot;;&quot;Untested&quot;)" table:allow-empty-cell="true" table:display-list="unsorted" table:base-cell-address="Overview.D1">
          <table:error-message table:message-type="stop" table:display="true"/>
        </table:content-validation>
        <table:content-validation table:name="val4" table:condition="of:cell-content-is-in-list(&quot;OK&quot;;&quot;NOK&quot;;&quot;Untested&quot;)" table:allow-empty-cell="true" table:display-list="unsorted" table:base-cell-address="Overview.D3">
          <table:error-message table:message-type="stop" table:display="true"/>
        </table:content-validation>
      </table:content-validations>
      <table:table table:name="Overview" table:style-name="ta1">
        <office:forms form:automatic-focus="false" form:apply-design-mode="false"/>
        <table:table-column table:style-name="co1" table:default-cell-style-name="ce1"/>
        <table:table-column table:style-name="co2" table:default-cell-style-name="ce1"/>
        <table:table-column table:style-name="co3" table:number-columns-repeated="255" table:default-cell-style-name="ce1"/>
        <table:table-column table:style-name="co3" table:number-columns-repeated="767" table:default-cell-style-name="Default"/>
        <table:table-row table:style-name="ro1">
          <table:table-cell table:number-columns-repeated="1024"/>
        </table:table-row>
        <table:table-row table:style-name="ro2">
          <table:table-cell table:style-name="ce2" office:value-type="string">
            <text:p>Erlide Release Test <text:s/>Protocol</text:p>
          </table:table-cell>
          <table:table-cell table:style-name="ce6"/>
          <table:table-cell table:number-columns-repeated="1022"/>
        </table:table-row>
        <table:table-row table:style-name="ro1">
          <table:table-cell table:style-name="ce3" office:value-type="string">
            <text:p>Version under test</text:p>
          </table:table-cell>
          <table:table-cell table:style-name="ce7" office:value-type="string">
            <text:p>0.13.7</text:p>
          </table:table-cell>
          <table:table-cell table:number-columns-repeated="1022"/>
        </table:table-row>
        <table:table-row table:style-name="ro1" table:number-rows-repeated="2">
          <table:table-cell table:number-columns-repeated="1024"/>
        </table:table-row>
        <table:table-row table:style-name="ro3">
          <table:table-cell table:style-name="ce4" office:value-type="string">
            <text:p>Test Spec Stats</text:p>
          </table:table-cell>
          <table:table-cell table:style-name="ce8" office:value-type="string">
            <text:p>Ok</text:p>
          </table:table-cell>
          <table:table-cell table:style-name="ce8" office:value-type="string">
            <text:p>NOK</text:p>
          </table:table-cell>
          <table:table-cell table:style-name="ce10" office:value-type="string">
            <text:p>Untested</text:p>
          </table:table-cell>
          <table:table-cell table:number-columns-repeated="1020"/>
        </table:table-row>
        <table:table-row table:style-name="ro3">
          <table:table-cell table:style-name="ce5" office:value-type="string">
            <text:p>ErlIDE</text:p>
          </table:table-cell>
          <table:table-cell table:style-name="ce9" table:formula="of:=COUNTIF([$ErlIDE.$D$1:.$D$1048576];[.B$6])" office:value-type="float" office:value="25">
            <text:p>25</text:p>
          </table:table-cell>
          <table:table-cell table:style-name="ce9" table:formula="of:=COUNTIF([$ErlIDE.$D$1:.$D$1048576];[.C$6])" office:value-type="float" office:value="2">
            <text:p>2</text:p>
          </table:table-cell>
          <table:table-cell table:style-name="ce9" table:formula="of:=COUNTIF([$ErlIDE.$D$1:.$D$1048576];[.D$6])" office:value-type="float" office:value="0">
            <text:p>0</text:p>
          </table:table-cell>
          <table:table-cell table:number-columns-repeated="1020"/>
        </table:table-row>
        <table:table-row table:style-name="ro3">
          <table:table-cell table:style-name="ce5" office:value-type="string">
            <text:p>Bterl</text:p>
          </table:table-cell>
          <table:table-cell table:style-name="ce9" table:formula="of:=COUNTIF([$BTerl.$D$1:.$D$1048576];[.B$6])" office:value-type="float" office:value="0">
            <text:p>0</text:p>
          </table:table-cell>
          <table:table-cell table:style-name="ce9" table:formula="of:=COUNTIF([$BTerl.$D$1:.$D$1048576];[.C$6])" office:value-type="float" office:value="0">
            <text:p>0</text:p>
          </table:table-cell>
          <table:table-cell table:style-name="ce9" table:formula="of:=COUNTIF([$BTerl.$D$1:.$D$1048576];[.D$6])" office:value-type="float" office:value="14">
            <text:p>14</text:p>
          </table:table-cell>
          <table:table-cell table:number-columns-repeated="1020"/>
        </table:table-row>
        <table:table-row table:style-name="ro3">
          <table:table-cell table:style-name="ce5" office:value-type="string">
            <text:p>Dialyzer</text:p>
          </table:table-cell>
          <table:table-cell table:style-name="ce9" table:formula="of:=COUNTIF([$Dialyzer.$D$1:.$D$1048576];[.B$6])" office:value-type="float" office:value="0">
            <text:p>0</text:p>
          </table:table-cell>
          <table:table-cell table:style-name="ce9" table:formula="of:=COUNTIF([$Dialyzer.$D$1:.$D$1048576];[.C$6])" office:value-type="float" office:value="0">
            <text:p>0</text:p>
          </table:table-cell>
          <table:table-cell table:style-name="ce9" table:formula="of:=COUNTIF([$Dialyzer.$D$1:.$D$1048576];[.D$6])" office:value-type="float" office:value="9">
            <text:p>9</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ErlIDE" table:style-name="ta2" table:print-ranges="ErlIDE.B1:ErlIDE.E21">
        <office:forms form:automatic-focus="false" form:apply-design-mode="false"/>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3" table:number-columns-repeated="248" table:default-cell-style-name="ce15"/>
        <table:table-column table:style-name="co3" table:number-columns-repeated="767" table:default-cell-style-name="ce32"/>
        <table:table-column table:style-name="co3" table:default-cell-style-name="Default"/>
        <table:table-header-rows>
          <table:table-row table:style-name="ro1">
            <table:table-cell table:style-name="ce12" office:value-type="string">
              <text:p>Test #</text:p>
            </table:table-cell>
            <table:table-cell table:style-name="ce17" office:value-type="string">
              <text:p>Purpose</text:p>
            </table:table-cell>
            <table:table-cell table:style-name="ce17" office:value-type="string">
              <text:p>Step by Step</text:p>
            </table:table-cell>
            <table:table-cell table:style-name="ce17" office:value-type="string">
              <text:p>Result</text:p>
            </table:table-cell>
            <table:table-cell table:style-name="ce17" office:value-type="string">
              <text:p>Tested by</text:p>
            </table:table-cell>
            <table:table-cell table:style-name="ce17" office:value-type="string">
              <text:p>Last version when NOK</text:p>
            </table:table-cell>
            <table:table-cell table:style-name="ce28" office:value-type="string">
              <text:p>Comment</text:p>
            </table:table-cell>
            <table:table-cell table:style-name="ce28" office:value-type="string">
              <text:p>Old comment</text:p>
            </table:table-cell>
            <table:table-cell table:number-columns-repeated="1016"/>
          </table:table-row>
        </table:table-header-rows>
        <table:table-row table:style-name="ro4">
          <table:table-cell table:style-name="ce13" office:value-type="string">
            <text:p>ERLIDE-1</text:p>
          </table:table-cell>
          <table:table-cell table:style-name="ce13" office:value-type="string">
            <text:p>Verify ErlIDE plug-in installation</text:p>
          </table:table-cell>
          <table:table-cell table:style-name="ce21" office:value-type="string">
            <text:p>Setup</text:p>
            <text:p>1. Install new Erlide release in workbench.</text:p>
            <text:p>2. Start Eclipse in a new workspace</text:p>
            <text:p>3. If ErlIDE has been installed, an Erlang perspective icon should be available.</text:p>
            <text:p>3.1 Select Window -&gt; Open Perspective -&gt; Other... and select the Erlang perspective.</text:p>
            <text:p>4. Make sure that the Erlang Navigator is visible on the left side of the perspective.</text:p>
            <text:p>Test</text:p>
            <text:p>1. Go to Window-&gt;Preferences-&gt;Erlang and check that the displayed version number is the expected one.</text:p>
          </table:table-cell>
          <table:table-cell table:style-name="ce25" table:content-validation-name="val1" office:value-type="string">
            <text:p>OK</text:p>
          </table:table-cell>
          <table:table-cell table:style-name="ce27" office:value-type="string">
            <text:p>jakob</text:p>
          </table:table-cell>
          <table:table-cell table:style-name="ce25" table:number-columns-repeated="3"/>
          <table:table-cell table:number-columns-repeated="1016"/>
        </table:table-row>
        <table:table-row table:style-name="ro5">
          <table:table-cell table:style-name="ce13" office:value-type="string">
            <text:p>ERLIDE-2</text:p>
          </table:table-cell>
          <table:table-cell table:style-name="ce18" office:value-type="string">
            <text:p>that Erlang expression evaluation works</text:p>
            <text:p>(Wiki refers to console window).</text:p>
          </table:table-cell>
          <table:table-cell table:style-name="ce22" office:value-type="string">
            <text:p>Setup</text:p>
            <text:p>1. Switch to the Erlang perspective</text:p>
            <text:p>Test</text:p>
            <text:p>1. In the "Live Expressions" view:</text:p>
            <text:p>1.1 Right-click "Add expression" and type "now()"</text:p>
            <text:p>1.2 Right-click on "now()" and select "refresh".</text:p>
            <text:p>A comma-separated triplet in curly braces should appear, for example "{1292,499529,882912}"</text:p>
          </table:table-cell>
          <table:table-cell table:style-name="ce26" table:content-validation-name="val1" office:value-type="string">
            <text:p>OK</text:p>
          </table:table-cell>
          <table:table-cell table:style-name="ce27" office:value-type="string">
            <text:p>jakob</text:p>
          </table:table-cell>
          <table:table-cell table:style-name="ce25"/>
          <table:table-cell table:number-columns-repeated="1018"/>
        </table:table-row>
        <table:table-row table:style-name="ro6">
          <table:table-cell table:style-name="ce13" office:value-type="string">
            <text:p>ERLIDE-3</text:p>
          </table:table-cell>
          <table:table-cell office:value-type="string">
            <text:p>syntax highlighting</text:p>
          </table:table-cell>
          <table:table-cell table:style-name="ce18" office:value-type="string">
            <text:p>Setup</text:p>
            <text:p>1. Import Erlang project SGSN Projects-&gt;Application-&gt;sgsn-w-&gt;ups_erl</text:p>
            <text:p>Test</text:p>
            <text:p>1. In Erlang Navigator open module ups-&gt;mmu-&gt;mmumoc-&gt;mmumoc.erl</text:p>
            <text:p>2. Language elements should appear in red, black, yellow, light blue.</text:p>
          </table:table-cell>
          <table:table-cell table:style-name="ce26" table:content-validation-name="val1" office:value-type="string">
            <text:p>OK</text:p>
          </table:table-cell>
          <table:table-cell table:style-name="ce27" office:value-type="string">
            <text:p>jakob</text:p>
          </table:table-cell>
          <table:table-cell table:style-name="ce25"/>
          <table:table-cell table:number-columns-repeated="1018"/>
        </table:table-row>
        <table:table-row table:style-name="ro7">
          <table:table-cell table:style-name="ce13" office:value-type="string">
            <text:p>ERLIDE-4</text:p>
          </table:table-cell>
          <table:table-cell office:value-type="string">
            <text:p>outline view</text:p>
          </table:table-cell>
          <table:table-cell table:style-name="ce23" office:value-type="string">
            <text:p>Test</text:p>
            <text:p>1. Still with ups-&gt;...-&gt;mmumoc.erl in "Outline" view, Click on "Sort" button.</text:p>
            <text:p>Functions listed in Outline view should be sorted.</text:p>
          </table:table-cell>
          <table:table-cell table:style-name="ce19" table:content-validation-name="val1" office:value-type="string">
            <text:p>OK</text:p>
          </table:table-cell>
          <table:table-cell table:style-name="ce27" office:value-type="string">
            <text:p>jakob</text:p>
          </table:table-cell>
          <table:table-cell table:style-name="ce25"/>
          <table:table-cell table:number-columns-repeated="1018"/>
        </table:table-row>
        <table:table-row table:style-name="ro8">
          <table:table-cell table:style-name="ce13" office:value-type="string">
            <text:p>ERLIDE-5</text:p>
          </table:table-cell>
          <table:table-cell table:style-name="ce19" office:value-type="string">
            <text:p>search for local function definition</text:p>
          </table:table-cell>
          <table:table-cell table:style-name="ce23" office:value-type="string">
            <text:p>Setup</text:p>
            <text:p>1. Still with project ups, in Editor view, find a line where mmuatt:timeout() is used, for example mmumoc.erl. (Search view).</text:p>
            <text:p>Test</text:p>
            <text:p>1. Hover over function name; function description should appear.</text:p>
            <text:p>2. Hover and ctrl: function name should be converted to underlined link.</text:p>
            <text:p>3. Ctrl and hover-click on link: file containing definition (mmuatt.erl in project ups_erl) should be presented in new Editor tab.</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8">
          <table:table-cell table:style-name="ce13" office:value-type="string">
            <text:p>ERLIDE-6</text:p>
          </table:table-cell>
          <table:table-cell table:style-name="ce19" office:value-type="string">
            <text:p>search for local macro definition</text:p>
          </table:table-cell>
          <table:table-cell table:style-name="ce22" office:value-type="string">
            <text:p>Setup</text:p>
            <text:p>1. Load ups-&gt;...-&gt;mmuatt.erl</text:p>
            <text:p>2. In Editor view, find a line where ?invalid macro is used. (Search view).</text:p>
            <text:p>Test</text:p>
            <text:p>1. Hover over macro name; macro description should appear.</text:p>
            <text:p>2. Ctrl and hover-click on macro name link: file containing definition (mmu_def.erl in project ups_erl) should be presented in new Editor tab.</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6">
          <table:table-cell table:style-name="ce13" office:value-type="string">
            <text:p>ERLIDE-7</text:p>
          </table:table-cell>
          <table:table-cell office:value-type="string">
            <text:p>search for local record definition </text:p>
          </table:table-cell>
          <table:table-cell table:style-name="ce22" office:value-type="string">
            <text:p>Setup</text:p>
            <text:p>1. Load ups-&gt;...-&gt;mmuatt.erl</text:p>
            <text:p>2. In Editor view, find a line where #mmu_temp_data is used. (Search view).</text:p>
            <text:p>Test</text:p>
            <text:p>1. Ctrl and hover-click on record name; file containing definition (mmu_def.hrl in project ups_erl) should presented in new Editor tab.</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8">
          <table:table-cell table:style-name="ce13" office:value-type="string">
            <text:p>ERLIDE-8</text:p>
          </table:table-cell>
          <table:table-cell office:value-type="string">
            <text:p>search for external macro definition</text:p>
          </table:table-cell>
          <table:table-cell table:style-name="ce18" office:value-type="string">
            <text:p>Setup</text:p>
            <text:p>1. In Editor view, find a line where ?EBS_SCC_signalling_interference is used, for example mmumoc.erl. (Search view).</text:p>
            <text:p>Test</text:p>
            <text:p>1. Hover over function name; function description should appear.</text:p>
            <text:p>2. Hover and ctrl: function name should be converted to underlined link.</text:p>
            <text:p>3. Ctrl and hover-click on link: file containing definition (ebs_def.hrl in ups_erl/Externals/includes) should be presented in new Editor tab.</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30" table:number-columns-repeated="2"/>
          <table:table-cell table:number-columns-repeated="1016"/>
        </table:table-row>
        <table:table-row table:style-name="ro6">
          <table:table-cell table:style-name="ce13" office:value-type="string">
            <text:p>ERLIDE-9</text:p>
          </table:table-cell>
          <table:table-cell office:value-type="string">
            <text:p>search for external record definition</text:p>
          </table:table-cell>
          <table:table-cell table:style-name="ce18" office:value-type="string">
            <text:p>Setup</text:p>
            <text:p>1. In Editor view, find a line where #ncsT_upgradeInfo is used. (/ups_erl/ups/mmu/mmumoc/mmumoc_c.erl via Search view).</text:p>
            <text:p>Test</text:p>
            <text:p>1. Ctrl and hover-click on record name; file containing definition (ncsT.hrl.hrl in ups_erl/Externals/includes) should be presented in new Editor tab.</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30" table:number-columns-repeated="2"/>
          <table:table-cell table:number-columns-repeated="1016"/>
        </table:table-row>
        <table:table-row table:style-name="ro5">
          <table:table-cell table:style-name="ce13" office:value-type="string">
            <text:p>ERLIDE-10</text:p>
          </table:table-cell>
          <table:table-cell table:style-name="ce19" office:value-type="string">
            <text:p>search for local function definition</text:p>
          </table:table-cell>
          <table:table-cell table:style-name="ce23" office:value-type="string">
            <text:p>Setup</text:p>
            <text:p>1. In Editor view, find a line where mmureloc:iu_release_request is used, for example mmumoc.erl. (Search view).</text:p>
            <text:p>Test</text:p>
            <text:p>1. Hover over function name; function description should appear.</text:p>
            <text:p>2. Hover and ctrl: function name should be converted to underlined link.</text:p>
            <text:p>3. Ctrl and hover-click on link: file containing definition (mmureloc.erl in project ups_erl) should be presented in new Editor tab. (DUPLICATE TC?)</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5">
          <table:table-cell table:style-name="ce13" office:value-type="string">
            <text:p>ERLIDE-11</text:p>
          </table:table-cell>
          <table:table-cell office:value-type="string">
            <text:p>search for external function definition</text:p>
          </table:table-cell>
          <table:table-cell table:style-name="ce18" office:value-type="string">
            <text:p>Setup</text:p>
            <text:p>1. In Editor view, find a line where ncs_System:stop_timer is used, for example mmuatt.erl. (Search view).</text:p>
            <text:p>Test</text:p>
            <text:p>1. Hover over function name; function description should appear.</text:p>
            <text:p>2. Hover and ctrl: function name should be converted to underlined link.</text:p>
            <text:p>3. Ctrl and hover-click on link: file containing definition (ncs_System.erl in ups_erl/Externals/external_modules<text:span text:style-name="T1">) should be presented in new Editor tab.</text:span></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5">
          <table:table-cell table:style-name="ce13" office:value-type="string">
            <text:p>ERLIDE-12</text:p>
          </table:table-cell>
          <table:table-cell office:value-type="string">
            <text:p>search for external function definition</text:p>
          </table:table-cell>
          <table:table-cell table:style-name="ce18" office:value-type="string">
            <text:p>Setup</text:p>
            <text:p>1. In Editor view, find a line where ptmsi:is_moved_flag_set is used, for example mmuatt.erl. (Search view).</text:p>
            <text:p>Test</text:p>
            <text:p>1. Hover over function name; function description should appear.</text:p>
            <text:p>2. Hover and ctrl: function name should be converted to underlined link.</text:p>
            <text:p>3. Ctrl and hover-click on link: file containing definition (ptmsi.erl in ups_erl/Externals/external_modules) should be presented in new Editor tab.</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9">
          <table:table-cell table:style-name="ce13" office:value-type="string">
            <text:p>ERLIDE-13</text:p>
          </table:table-cell>
          <table:table-cell office:value-type="string">
            <text:p>macro search in global includes</text:p>
          </table:table-cell>
          <table:table-cell table:style-name="ce18" office:value-type="string">
            <text:p>Setup</text:p>
            <text:p>1. Load ups-&gt;...-&gt;mmuatt.erl</text:p>
            <text:p>2. Search for usage of ptmsi:is_moved_flag_set and ctrl hover-click on function link so that file ptmsi.erl is loaded in ups_erl/Externals/external_modules.</text:p>
            <text:p><text:span text:style-name="T1">3. While using ups_erl/Externals/external_modules/ptmsi.erl in Editor view, find a line where ?ptmsi_nri_length is used.</text:span></text:p>
            <text:p><text:span text:style-name="T1">Test</text:span></text:p>
            <text:p><text:span text:style-name="T1">1. Hover over function name; function description should appear.</text:span></text:p>
            <text:p><text:span text:style-name="T1">2. Hover and ctrl: function name should be converted to underlined link.</text:span></text:p>
            <text:p><text:span text:style-name="T1">3. Ctrl and hover-click on link: file containing definition (ptmsi.hrl in ups_erl/Externals/includes) should be presented in new Editor tab.</text:span></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30" table:number-columns-repeated="2"/>
          <table:table-cell table:number-columns-repeated="1016"/>
        </table:table-row>
        <table:table-row table:style-name="ro10">
          <table:table-cell table:style-name="ce13" office:value-type="string">
            <text:p>ERLIDE-14</text:p>
          </table:table-cell>
          <table:table-cell office:value-type="string">
            <text:p>record search in global includes</text:p>
          </table:table-cell>
          <table:table-cell table:style-name="ce18" office:value-type="string">
            <text:p>Setup</text:p>
            <text:p>1. Load ups-&gt;...-&gt;mmuatt.erl</text:p>
            <text:p>2. Search for usage of ptmsi:is_moved_flag and ctrl and hover-click on function link so that file ptmsi.erl is loaded in ups_erl/Externals/external_modules.</text:p>
            <text:p>3. While using ups_erl/Externals/external_modules/ptmsi.erl in Editor view, find a line where record #nsfwos_initData is used.</text:p>
            <text:p>Test</text:p>
            <text:p>1. Ctrl and hover-click on record name; file containing definition (xxx_xxx.hrl in project XX) should be presented in new Editor tab.</text:p>
            <text:p>Teardown</text:p>
            <text:p>1. Close Editor view tab for file ptmsi.erl.</text:p>
            <text:p>2. In Erlang Navigator ctrl-click <text:s/>onups_erl project, press delete to clear the workspace.</text:p>
          </table:table-cell>
          <table:table-cell table:style-name="ce19" table:content-validation-name="val1" office:value-type="string">
            <text:p>NOK</text:p>
          </table:table-cell>
          <table:table-cell table:style-name="ce27" office:value-type="string">
            <text:p>jakob</text:p>
          </table:table-cell>
          <table:table-cell table:style-name="ce27"/>
          <table:table-cell table:style-name="ce31" table:number-columns-repeated="2"/>
          <table:table-cell table:number-columns-repeated="1016"/>
        </table:table-row>
        <table:table-row table:style-name="ro8">
          <table:table-cell table:style-name="ce13" office:value-type="string">
            <text:p>ERLIDE-15</text:p>
          </table:table-cell>
          <table:table-cell office:value-type="string">
            <text:p>record search in other project in workspace</text:p>
          </table:table-cell>
          <table:table-cell table:style-name="ce18" office:value-type="string">
            <text:p>Setup</text:p>
            <text:p>1. Import Erlang project SGSN Projects-&gt;Application-&gt;sgsn-w-&gt;ups_erl</text:p>
            <text:p>2. Import Erlang project SGSN Projects-&gt;capella-&gt;ncs_erl</text:p>
            <text:p>Test</text:p>
            <text:p>1. Open file ups-&gt;...-&gt;mmumoc.erl in Editor view and find a line where ptmsi:is_moved_flag_set is used.</text:p>
            <text:p>2. Ctrl-hover click on function definition; file containing definition should appear in a new tab in project ncs_erl-&gt;..-&gt;ptmsi.erl</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30" table:number-columns-repeated="2"/>
          <table:table-cell table:number-columns-repeated="1016"/>
        </table:table-row>
        <table:table-row table:style-name="ro11">
          <table:table-cell table:style-name="ce13" office:value-type="string">
            <text:p>ERLIDE-16</text:p>
          </table:table-cell>
          <table:table-cell table:style-name="ce18" office:value-type="string">
            <text:p>code completion for OTP modules,</text:p>
            <text:p>function documentation and suggested variable</text:p>
            <text:p>names for functions in selected modules.</text:p>
          </table:table-cell>
          <table:table-cell table:style-name="ce24" office:value-type="string">
            <text:p>Setup</text:p>
            <text:p>1. Make sure that neither vi emulation nor emacs key bindings are active for this test.</text:p>
            <text:p>2. Make sure that automatic build is turned off: Menu-&gt;Project-&gt;Build Automatically should Not be checked.</text:p>
            <text:p>3.0 Create a new module in ups_erl/mmu:</text:p>
            <text:p>3.1 In the Erlang Navigator, right-click on ups_erl/mmu and select New-&gt;module</text:p>
            <text:p>3.2 Type in name of module, for example mmu_shade_module in "New erlang module" Dialog window and click on Finish button.</text:p>
            <text:p>4.0 Create a function in the code skeleton presented in the Edit view, for example</text:p>
            <text:p>useless() -&gt; </text:p>
            <text:p>5.0 Save the file containing mmu_shade_module.erl with ctrl-S or right-click-&gt;Save.</text:p>
            <text:p>Test</text:p>
            <text:p>1. Type "li" ctrl-space as part of the function body. A pop-up should show a list of modules and functions whose names begin with "li".</text:p>
            <text:p>2. In this list, scroll down to the module "lists:"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12">
          <table:table-cell table:style-name="ce13" office:value-type="string">
            <text:p>ERLIDE-17</text:p>
          </table:table-cell>
          <table:table-cell table:style-name="ce18" office:value-type="string">
            <text:p>code completion for local modules in project,</text:p>
            <text:p>function documentation and suggested variable</text:p>
            <text:p>names for functions in selected modules.</text:p>
          </table:table-cell>
          <table:table-cell table:style-name="ce24" office:value-type="string">
            <text:p>Setup</text:p>
            <text:p>1. Continue using the new module and useless() function created in the previous step.</text:p>
            <text:p>Test</text:p>
            <text:p>1. Type "mob" ctrl-space as part of the function body. A pop-up should show a list of modules and functions whose names begin with "mob".</text:p>
            <text:p>2. In this list, scroll down to the module "mobility_umts_protected:"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13">
          <table:table-cell table:style-name="ce13" office:value-type="string">
            <text:p>ERLIDE-18</text:p>
          </table:table-cell>
          <table:table-cell table:style-name="ce18" office:value-type="string">
            <text:p>code completion for external modules,</text:p>
            <text:p>function documentation and suggested variable</text:p>
            <text:p>names for functions in selected modules.</text:p>
          </table:table-cell>
          <table:table-cell table:style-name="ce24" office:value-type="string">
            <text:p>Setup</text:p>
            <text:p>1. Continue using the new module and useless() function created in the previous step.</text:p>
            <text:p>Test</text:p>
            <text:p>1. Type "gts_" ctrl-space as part of the function body. A pop-up should show a list of modules and functions whose names begin with "gts_".</text:p>
            <text:p>2. In this list, scroll down to any list element whose name ends with a colon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9"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14">
          <table:table-cell table:style-name="ce14" office:value-type="string">
            <text:p>ERLIDE-19</text:p>
          </table:table-cell>
          <table:table-cell office:value-type="string">
            <text:p>auto completion of variables in scope</text:p>
          </table:table-cell>
          <table:table-cell table:style-name="ce24" office:value-type="string">
            <text:p>Setup</text:p>
            <text:p>1. Continue using the new module and useless() function created in the previous step.</text:p>
            <text:p>2. Add arguments to the function as follows (must be capitalized):</text:p>
            <text:p>useless( TrivialArg, UsefulArg, UselessArg )</text:p>
            <text:p>Test</text:p>
            <text:p>1. In the function body, type "Tri", then ctrl-space; "TrivialArg" should be filled in automatically.</text:p>
            <text:p>2. In the function body, type "Use", then ctrl-space. A pop-up should show all arguments starting with "Use".</text:p>
            <text:p>3. Select one entry from the pop-up and double click or press return. The argument name should be inserted in the Edit view.</text:p>
          </table:table-cell>
          <table:table-cell table:style-name="ce19" table:content-validation-name="val1" office:value-type="string">
            <text:p>OK</text:p>
          </table:table-cell>
          <table:table-cell table:style-name="ce27" office:value-type="string">
            <text:p>jakob</text:p>
          </table:table-cell>
          <table:table-cell table:style-name="ce25"/>
          <table:table-cell table:number-columns-repeated="1018"/>
        </table:table-row>
        <table:table-row table:style-name="ro12">
          <table:table-cell table:style-name="ce14" office:value-type="string">
            <text:p>ERLIDE-20</text:p>
          </table:table-cell>
          <table:table-cell table:style-name="ce18" office:value-type="string">
            <text:p>code completion of records and macros</text:p>
          </table:table-cell>
          <table:table-cell table:style-name="ce18" office:value-type="string">
            <text:p>Setup</text:p>
            <text:p>1. Continue using the new module and useless() function created in the previous step.</text:p>
            <text:p>2. After the line beginning with "-module(..." add the following line:</text:p>
            <text:p>-include("mmu_def.hrl").</text:p>
            <text:p>Test</text:p>
            <text:p>1. Type "?" ctrl-space as part of the function body. A pop-up should show a list of all macros added from mmu_def.hrl.</text:p>
            <text:p>2. In this list, scroll down to any list element and double click or hit return. The macro name should be inserted in the Edit view.</text:p>
            <text:p>3. Type "#" ctrl-space as part of the function body. A pop-up should show a list of all records added from mmu_def.hrl.</text:p>
            <text:p>2. In this list, scroll down to any list element and double click or hit return. The record name should be inserted in the Edit view.</text:p>
            <text:p>Teardown</text:p>
            <text:p>1. Erase the function body.</text:p>
            <text:p>2. Select the name of the test module containing useless() in the Erlang Navigator, right-click and select Delete.</text:p>
          </table:table-cell>
          <table:table-cell table:style-name="ce26" table:content-validation-name="val1" office:value-type="string">
            <text:p>OK</text:p>
          </table:table-cell>
          <table:table-cell table:style-name="ce27" office:value-type="string">
            <text:p>jakob</text:p>
          </table:table-cell>
          <table:table-cell table:style-name="ce25"/>
          <table:table-cell table:style-name="ce29" table:number-columns-repeated="2"/>
          <table:table-cell table:number-columns-repeated="1016"/>
        </table:table-row>
        <table:table-row table:style-name="ro15">
          <table:table-cell office:value-type="string">
            <text:p>ERLIDE-21</text:p>
          </table:table-cell>
          <table:table-cell table:style-name="ce18" office:value-type="string">
            <text:p>code completion of records and macros</text:p>
          </table:table-cell>
          <table:table-cell table:style-name="ce22" office:value-type="string">
            <text:p>Setup:</text:p>
            <text:p><text:s text:c="2"/>Import the 'ups_erl' project.</text:p>
            <text:p>Test:</text:p>
            <text:p><text:s text:c="2"/>1. C-h to open the Search dialog.</text:p>
            <text:p><text:s text:c="2"/>2. Select "File Search"</text:p>
            <text:p><text:s text:c="2"/>3. In the text filed called "Containing text", enter</text:p>
            <text:p><text:s text:c="5"/>"ncs_IntMeasOwner" (no double quotation marks).</text:p>
            <text:p><text:s text:c="2"/>4. In the test field called "File name patterns", enter "*.erl' (no</text:p>
            <text:p><text:s text:c="5"/>quotation marks).</text:p>
            <text:p><text:s text:c="2"/>5. Choose "UPS" subsystem.</text:p>
            <text:p><text:s text:c="2"/>6. Click Search</text:p>
            <text:p>Result:</text:p>
            <text:p><text:s text:c="2"/>The file ssuses_session_control.erl is missing from the search result.</text:p>
            <text:p/>
          </table:table-cell>
          <table:table-cell table:style-name="ce26" table:content-validation-name="val1" office:value-type="string">
            <text:p>OK</text:p>
          </table:table-cell>
          <table:table-cell table:style-name="ce27" office:value-type="string">
            <text:p>jakob</text:p>
          </table:table-cell>
          <table:table-cell table:number-columns-repeated="1019"/>
        </table:table-row>
        <table:table-row table:style-name="ro4">
          <table:table-cell office:value-type="string">
            <text:p>ERLIDE-101</text:p>
          </table:table-cell>
          <table:table-cell office:value-type="string">
            <text:p>erlang search for function call</text:p>
          </table:table-cell>
          <table:table-cell table:style-name="ce18" office:value-type="string">
            <text:p>Setup:</text:p>
            <text:p><text:s text:c="2"/>Continue with the 'ups_erl' project.</text:p>
            <text:p>Test:</text:p>
            <text:p>1. Load ups-&gt;...-&gt;mmuatt.erl</text:p>
            <text:p>Search for usage of ptmsi:is_moved_flag_set, position the caret (the blinking text cursor) on ptmsi:.</text:p>
            <text:p>Press Ctrl-Shift-G</text:p>
            <text:p>Result:</text:p>
            <text:p>The ”Search” Window should contain mmuatt.erl in the result set</text:p>
          </table:table-cell>
          <table:table-cell table:content-validation-name="val2" office:value-type="string">
            <text:p>OK</text:p>
          </table:table-cell>
          <table:table-cell table:style-name="ce27" office:value-type="string">
            <text:p>jakob</text:p>
          </table:table-cell>
          <table:table-cell table:style-name="ce16"/>
          <table:table-cell table:style-name="ce31" table:number-columns-repeated="2"/>
          <table:table-cell table:number-columns-repeated="1016"/>
        </table:table-row>
        <table:table-row table:style-name="ro5">
          <table:table-cell table:style-name="ce16" office:value-type="string">
            <text:p>ERLIDE-102</text:p>
          </table:table-cell>
          <table:table-cell table:style-name="ce16" office:value-type="string">
            <text:p>erlang search for macro use</text:p>
          </table:table-cell>
          <table:table-cell table:style-name="ce18" office:value-type="string">
            <text:p>Setup:</text:p>
            <text:p><text:s text:c="2"/>Continue with the 'mmuatt.erl' module.</text:p>
            <text:p>Test:</text:p>
            <text:p>Find a reference to ?invalid, position the caret (the blinking text cursor) after ?.</text:p>
            <text:p>Press Ctrl-Shift-G</text:p>
            <text:p>Result:</text:p>
            <text:p>The ”Search” Window should contain mmuatt.erl in the result set</text:p>
          </table:table-cell>
          <table:table-cell table:content-validation-name="val2" office:value-type="string">
            <text:p>OK</text:p>
          </table:table-cell>
          <table:table-cell table:style-name="ce27" office:value-type="string">
            <text:p>jakob</text:p>
          </table:table-cell>
          <table:table-cell table:style-name="ce19"/>
          <table:table-cell table:number-columns-repeated="1018"/>
        </table:table-row>
        <table:table-row table:style-name="ro16">
          <table:table-cell table:style-name="ce16" office:value-type="string">
            <text:p>ERLIDE-103</text:p>
          </table:table-cell>
          <table:table-cell table:style-name="ce16" office:value-type="string">
            <text:p>outline view filters</text:p>
          </table:table-cell>
          <table:table-cell table:style-name="ce18" office:value-type="string">
            <text:p>Setup:</text:p>
            <text:p><text:s text:c="2"/>Continue with the 'mmuatt.erl' module.</text:p>
            <text:p>1. Load ups-&gt;...-&gt;mmuatt.erl</text:p>
            <text:p>In outline view, select the menu from the little white triangle</text:p>
            <text:p>Select ”Filters...”</text:p>
            <text:p>Check the box ”Name filter patterns” and add ”m*” in the text box, click OK</text:p>
            <text:p>Make sure outline view is updated</text:p>
            <text:p>Select ”Filters...” again, uncheck the box and click OK</text:p>
            <text:p>Result:</text:p>
            <text:p>The functions starting with the letter ”m” should be hidden from the outline after step 4 above, and reappear after step 6</text:p>
          </table:table-cell>
          <table:table-cell table:content-validation-name="val2" office:value-type="string">
            <text:p>OK</text:p>
          </table:table-cell>
          <table:table-cell table:style-name="ce27" office:value-type="string">
            <text:p>jakob</text:p>
          </table:table-cell>
          <table:table-cell table:number-columns-repeated="1019"/>
        </table:table-row>
        <table:table-row table:style-name="ro17">
          <table:table-cell table:style-name="ce16" office:value-type="string">
            <text:p>ERLIDE-104</text:p>
          </table:table-cell>
          <table:table-cell table:style-name="ce16" office:value-type="string">
            <text:p>Open Module dialog with one-letter name</text:p>
          </table:table-cell>
          <table:table-cell table:style-name="ce18" office:value-type="string">
            <text:p>Setup:</text:p>
            <text:p>1. Create a new erlang project ”test” using File -&gt; New...</text:p>
            <text:p>Create a new erlang module ”a.erl” in test/src</text:p>
            <text:p>Save ”a.erl”</text:p>
            <text:p>Test:</text:p>
            <text:p>Open the ”Open Module dialog” (ctrl-shift-M)</text:p>
            <text:p>Type ”a”</text:p>
            <text:p>Result:</text:p>
            <text:p>The a.erl module should be visible in the dialog</text:p>
            <text:p>Teardown:</text:p>
            <text:p>Remove the newly created project ”test” with delete</text:p>
            <text:p>Make sure the checkbox ”Also remove contents on disk” is checked</text:p>
          </table:table-cell>
          <table:table-cell table:content-validation-name="val2" office:value-type="string">
            <text:p>OK</text:p>
          </table:table-cell>
          <table:table-cell table:style-name="ce27" office:value-type="string">
            <text:p>jakob</text:p>
          </table:table-cell>
          <table:table-cell table:number-columns-repeated="1019"/>
        </table:table-row>
        <table:table-row table:style-name="ro10">
          <table:table-cell table:style-name="ce16" office:value-type="string">
            <text:p>ERLIDE-105</text:p>
          </table:table-cell>
          <table:table-cell table:style-name="ce16" office:value-type="string">
            <text:p>Search is done in background</text:p>
          </table:table-cell>
          <table:table-cell table:style-name="ce18" office:value-type="string">
            <text:p>Setup:</text:p>
            <text:p>1. Load ups-&gt;...-&gt;mmuatt.erl</text:p>
            <text:p>In Editor view, find a line where ?invalid macro is used.</text:p>
            <text:p>Place the caret (the blinking text cursor) after the ”?”</text:p>
            <text:p>Press ctrl-H, bringing up the search dialog</text:p>
            <text:p>Test:</text:p>
            <text:p>Check Scope ”Workspace”</text:p>
            <text:p>Click ”OK”</text:p>
            <text:p>Result:</text:p>
            <text:p>1. Make sure that Eclipse is responsive while the search is progressing</text:p>
          </table:table-cell>
          <table:table-cell table:content-validation-name="val2" office:value-type="string">
            <text:p>OK</text:p>
          </table:table-cell>
          <table:table-cell table:style-name="ce27" office:value-type="string">
            <text:p>jakob</text:p>
          </table:table-cell>
          <table:table-cell table:number-columns-repeated="1019"/>
        </table:table-row>
        <table:table-row table:style-name="ro18">
          <table:table-cell table:style-name="ce16" office:value-type="string">
            <text:p>ERLIDE-106</text:p>
          </table:table-cell>
          <table:table-cell table:style-name="ce20" office:value-type="string">
            <text:p>external is selected in </text:p>
            <text:p>navigator after restarting</text:p>
          </table:table-cell>
          <table:table-cell table:style-name="ce18" office:value-type="string">
            <text:p>Setup:</text:p>
            <text:p>1. In Editor view, find a line where ?EBS_SCC_signalling_interference is used, for example mmumoc.erl. (Search view).</text:p>
            <text:p>2. Hover over function name; function description should appear.</text:p>
            <text:p>3. Hover and ctrl: function name should be converted to underlined link.</text:p>
            <text:p>Ctrl and hover-click on link: file containing definition (ebs_def.hrl in ups_erl/Externals/includes) should be presented in new Editor tab.</text:p>
            <text:p>Make sure the linking in the navigator is enabled (the icon with two arrows in ”Erlang Navigator” view should be checked).</text:p>
            <text:p>Test:</text:p>
            <text:p>The file ebs_def.hrl should be selected in the navigator</text:p>
            <text:p>Quit Shade</text:p>
            <text:p>Start Shade again</text:p>
            <text:p>Result:</text:p>
            <text:p>The file ebs_def.hrl should be opened in an editor and the file should be selected in the navigator.</text:p>
            <text:p>Teardown:</text:p>
            <text:p>1. Close the editor for ebs_def.hrl.</text:p>
          </table:table-cell>
          <table:table-cell table:content-validation-name="val2" office:value-type="string">
            <text:p>NOK</text:p>
          </table:table-cell>
          <table:table-cell table:style-name="ce27" office:value-type="string">
            <text:p>jakob</text:p>
          </table:table-cell>
          <table:table-cell table:style-name="ce16"/>
          <table:table-cell table:style-name="ce31" table:number-columns-repeated="2"/>
          <table:table-cell table:number-columns-repeated="1016"/>
        </table:table-row>
        <table:table-row table:style-name="ro1" table:number-rows-repeated="1048547">
          <table:table-cell table:number-columns-repeated="1024"/>
        </table:table-row>
        <table:table-row table:style-name="ro1">
          <table:table-cell table:number-columns-repeated="1024"/>
        </table:table-row>
        <table:named-expressions>
          <table:named-expression table:name="Excel_BuiltIn_Print_Area" table:base-cell-address="$Overview.$A$1" table:expression="[$ErlIDE.$B$1:.$E$21]"/>
          <table:named-expression table:name="Excel_BuiltIn_Print_Titles" table:base-cell-address="$Overview.$A$1" table:expression="[$ErlIDE.$A$1:.$AMI$1]"/>
          <table:named-expression table:name="Z_1B51B8E6_C0B4_4CFB_A67D_99B42B169120_.wvu.PrintArea" table:base-cell-address="$Overview.$A$1" table:expression="[$ErlIDE.$B$1:.$E$21]"/>
          <table:named-expression table:name="Z_1B51B8E6_C0B4_4CFB_A67D_99B42B169120_.wvu.PrintTitles" table:base-cell-address="$Overview.$A$1" table:expression="[$ErlIDE.$A$1:.$AMI$1]"/>
          <table:named-expression table:name="Z_988535BC_66E5_4018_A47F_5678540EFF87_.wvu.PrintArea" table:base-cell-address="$Overview.$A$1" table:expression="[$ErlIDE.$B$1:.$E$21]"/>
          <table:named-expression table:name="Z_988535BC_66E5_4018_A47F_5678540EFF87_.wvu.PrintTitles" table:base-cell-address="$Overview.$A$1" table:expression="[$ErlIDE.$A$1:.$AMI$1]"/>
          <table:named-expression table:name="Z_C5435308_E3FF_44D3_9E4F_4235A9A20A20_.wvu.PrintArea" table:base-cell-address="$Overview.$A$1" table:expression="[$ErlIDE.$B$1:.$E$21]"/>
          <table:named-expression table:name="Z_C5435308_E3FF_44D3_9E4F_4235A9A20A20_.wvu.PrintTitles" table:base-cell-address="$Overview.$A$1" table:expression="[$ErlIDE.$A$1:.$AMI$1]"/>
          <table:named-expression table:name="Z_EA2D35A3_E9C9_4496_9F23_A029C8B79611_.wvu.PrintArea" table:base-cell-address="$Overview.$A$1" table:expression="[$ErlIDE.$B$1:.$E$21]"/>
          <table:named-expression table:name="Z_EA2D35A3_E9C9_4496_9F23_A029C8B79611_.wvu.PrintTitles" table:base-cell-address="$Overview.$A$1" table:expression="[$ErlIDE.$A$1:.$AMI$1]"/>
        </table:named-expressions>
      </table:table>
      <table:table table:name="BTerl" table:style-name="ta3">
        <table:table-column table:style-name="co3" table:default-cell-style-name="ce37"/>
        <table:table-column table:style-name="co12" table:default-cell-style-name="ce37"/>
        <table:table-column table:style-name="co13" table:default-cell-style-name="ce37"/>
        <table:table-column table:style-name="co14" table:default-cell-style-name="ce37"/>
        <table:table-column table:style-name="co8" table:default-cell-style-name="ce37"/>
        <table:table-column table:style-name="co15" table:default-cell-style-name="ce37"/>
        <table:table-column table:style-name="co16" table:default-cell-style-name="ce37"/>
        <table:table-column table:style-name="co17" table:default-cell-style-name="ce37"/>
        <table:table-column table:style-name="co3" table:number-columns-repeated="249" table:default-cell-style-name="ce37"/>
        <table:table-column table:style-name="co3" table:number-columns-repeated="767" table:default-cell-style-name="Default"/>
        <table:table-row table:style-name="ro1">
          <table:table-cell table:style-name="ce33" office:value-type="string">
            <text:p>Test #</text:p>
          </table:table-cell>
          <table:table-cell table:style-name="ce38" office:value-type="string">
            <text:p>Purpose</text:p>
          </table:table-cell>
          <table:table-cell table:style-name="ce38" office:value-type="string">
            <text:p>Step by Step</text:p>
          </table:table-cell>
          <table:table-cell table:style-name="ce38" table:content-validation-name="val3" office:value-type="string">
            <text:p>Result</text:p>
          </table:table-cell>
          <table:table-cell table:style-name="ce38" office:value-type="string">
            <text:p>Tested by</text:p>
          </table:table-cell>
          <table:table-cell table:style-name="ce38" office:value-type="string">
            <text:p>Version</text:p>
          </table:table-cell>
          <table:table-cell table:style-name="ce38" office:value-type="string">
            <text:p>Last version when NOK</text:p>
          </table:table-cell>
          <table:table-cell table:style-name="ce45" office:value-type="string">
            <text:p>Comment</text:p>
          </table:table-cell>
          <table:table-cell table:number-columns-repeated="1016"/>
        </table:table-row>
        <table:table-row table:style-name="ro1">
          <table:table-cell table:style-name="ce34" office:value-type="string">
            <text:p>BTERL-1</text:p>
          </table:table-cell>
          <table:table-cell table:style-name="ce34" office:value-type="string">
            <text:p>Verify ErlIDE plug-in installation</text:p>
          </table:table-cell>
          <table:table-cell table:style-name="ce34" office:value-type="string">
            <text:p>Same as ERLIDE-1, included here for completeness.</text:p>
          </table:table-cell>
          <table:table-cell table:style-name="ce34" table:content-validation-name="val3" office:value-type="string">
            <text:p>Untested</text:p>
          </table:table-cell>
          <table:table-cell table:style-name="ce34" table:number-columns-repeated="4"/>
          <table:table-cell table:number-columns-repeated="1016"/>
        </table:table-row>
        <table:table-row table:style-name="ro19">
          <table:table-cell table:style-name="ce35" office:value-type="string">
            <text:p>BTERL-2</text:p>
          </table:table-cell>
          <table:table-cell table:style-name="ce35" office:value-type="string">
            <text:p>Bterl Run/Debug As menu items.</text:p>
          </table:table-cell>
          <table:table-cell table:style-name="ce41" office:value-type="string">
            <text:p>Setup</text:p>
            <text:p>1. Import the ups_erl project into the workspace.</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xt:p>
            <text:p>2. Right click on the items in the following table and check that the context menu includes the corresponding items:</text:p>
            <text:p/>
            <text:p>iu_idserver <text:s text:c="3"/>---&gt; <text:s text:c="3"/>"Run As" has nothing about bterl </text:p>
            <text:p>iu_idserver/test <text:s text:c="3"/>---&gt; <text:s text:c="3"/>"Run As"/BTerl test</text:p>
            <text:p><text:s text:c="35"/>"Run As"/BTerl test with cover</text:p>
            <text:p>iu_idserver/test/iu_idserver_SUITE.erl <text:s text:c="3"/>---&gt; <text:s text:c="3"/>"Run As"/BTerl test</text:p>
            <text:p><text:s text:c="66"/>"Debug As"/BTerl test</text:p>
            <text:p>iu_idserver/test/iu_idserver_SUITE.erl/"t_startrestart/1" <text:s text:c="3"/>---&gt; <text:s text:c="3"/>"Run As"/BTerl test</text:p>
            <text:p><text:s text:c="91"/>"Run As"/BTerl test with trace</text:p>
            <text:p><text:s text:c="91"/>"Debug As"/BTerl test</text:p>
            <text:p/>
            <text:p>3. Open iu_idserver_SUITE.erl in the editor and go to definition of "t_startrestart". Right-click on the "t_startrestart" </text:p>
            <text:p><text:s text:c="2"/>name and the context menu should show the same items as the ones in the last row above.</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Only one available at the moment is "Run As" -&gt; "BTerl test"</text:p>
            <text:p>as Vlad disabled the rest</text:p>
          </table:table-cell>
          <table:table-cell table:number-columns-repeated="1016"/>
        </table:table-row>
        <table:table-row table:style-name="ro5">
          <table:table-cell table:style-name="ce35" office:value-type="string">
            <text:p>BTERL-3</text:p>
          </table:table-cell>
          <table:table-cell table:style-name="ce39" office:value-type="string">
            <text:p>the test suites are </text:p>
            <text:p>availabe in "Open Module".</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Press "Ctrl-Shift-M" and enter "iu_ids". The list below should include iu_idserver_SUITE.erl.</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10">
          <table:table-cell table:style-name="ce35" office:value-type="string">
            <text:p>BTERL-4</text:p>
          </table:table-cell>
          <table:table-cell table:style-name="ce35" office:value-type="string">
            <text:p>test execution - regular.</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text:p>
            <text:p>3. A view with the title "Test results" should open below the editor, with a message about files being compiled</text:p>
            <text:p>4. After ~10 seconds, the tests begin and are shown in the view (all should be passing = green)</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20">
          <table:table-cell table:style-name="ce36" office:value-type="string">
            <text:p>BTERL-5</text:p>
          </table:table-cell>
          <table:table-cell table:style-name="ce36" office:value-type="string">
            <text:p>test execution - debug.</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Open "iu_idserver_SUITE.erl" and add a breakpoint on a line in the testcase "t_handle_info_1"</text:p>
            <text:p>3. Right-click on the "iu_idserver_SUITE.erl" file and choose "Debug As"-&gt;Bterl test</text:p>
            <text:p>3. A view with the title "Test results" should open below the editor, with a message about files being compiled</text:p>
            <text:p>4. After ~10 seconds, the tests begin and are shown in the view (all should be passing = green)</text:p>
            <text:p>5. The execution should stop at the breakpoint and the debug perspective should open</text:p>
            <text:p>6. Normal debugging should work (inspect variables, stepping into the code, etc)</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The "Debug As" -&gt; "Bterl test" is not available</text:p>
          </table:table-cell>
          <table:table-cell table:number-columns-repeated="1016"/>
        </table:table-row>
        <table:table-row table:style-name="ro21">
          <table:table-cell table:style-name="ce36" office:value-type="string">
            <text:p>BTERL-6</text:p>
          </table:table-cell>
          <table:table-cell table:style-name="ce36" office:value-type="string">
            <text:p>test execution - trace.</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 with trace</text:p>
            <text:p>3. A view with the title "Test results" should open below the editor, with a message about files being compiled</text:p>
            <text:p>4. After ~10 seconds, the tests begin and are shown in the view (all should be passing = green)</text:p>
            <text:p>5. <text:span text:style-name="T2">?</text:span></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The "Run As" -&gt; "Bterl test with trace" is not available.</text:p>
            <text:p>It is not yet decided how the results will be presented to the user.</text:p>
            <text:p><text:span text:style-name="T2">TODO: Needs trace specific test steps</text:span></text:p>
          </table:table-cell>
          <table:table-cell table:number-columns-repeated="1016"/>
        </table:table-row>
        <table:table-row table:style-name="ro21">
          <table:table-cell table:style-name="ce36" office:value-type="string">
            <text:p>BTERL-7</text:p>
          </table:table-cell>
          <table:table-cell table:style-name="ce36" office:value-type="string">
            <text:p>test execution - cover.</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 with cover</text:p>
            <text:p>3. A view with the title "Test results" should open below the editor, with a message about files being compiled</text:p>
            <text:p>4. After ~10 seconds, the tests begin and are shown in the view (all should be passing = green)</text:p>
            <text:p>5. <text:span text:style-name="T2">?</text:span></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The "Run As" -&gt; "Bterl test with cover" is not available.</text:p>
            <text:p>It is not yet decided how the results will be presented to the user.</text:p>
            <text:p><text:span text:style-name="T2">TODO: Needs cover specific test steps</text:span></text:p>
          </table:table-cell>
          <table:table-cell table:number-columns-repeated="1016"/>
        </table:table-row>
        <table:table-row table:style-name="ro9">
          <table:table-cell table:style-name="ce35" office:value-type="string">
            <text:p>BTERL-8</text:p>
          </table:table-cell>
          <table:table-cell table:style-name="ce39" office:value-type="string">
            <text:p>failed tests show up at </text:p>
            <text:p>the top of the Test results list.</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The failed messages should be found first in the list and can be opened to show details about the failure.</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17">
          <table:table-cell table:style-name="ce35" office:value-type="string">
            <text:p>BTERL-9</text:p>
          </table:table-cell>
          <table:table-cell table:style-name="ce39" office:value-type="string">
            <text:p>the sum of the failed and successful test are accurate.</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Count the number of lines with failed (red square)tests in the "Test results" view. Verify that the number is the same as the number listed in the header for failed tests.</text:p>
            <text:p>4. Count the number of lines with successful (green circle) tests in the "Test results" view. Verify that the number is the same as the number listed in the header for successful tests.</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9">
          <table:table-cell table:style-name="ce35" office:value-type="string">
            <text:p>BTERL-10</text:p>
          </table:table-cell>
          <table:table-cell table:style-name="ce40" office:value-type="string">
            <text:p>navigation to test failures works.</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Double-clicking on any of the rows with a failed test will open the respective test function in the editor.</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10">
          <table:table-cell table:style-name="ce35" office:value-type="string">
            <text:p>BTERL-11</text:p>
          </table:table-cell>
          <table:table-cell table:style-name="ce39" office:value-type="string">
            <text:p>navigation in stacktrace</text:p>
            <text:p>of test failures works.</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Expand a failed test case and then its failure reason to get to the stack trace.</text:p>
            <text:p>4. Verify that double-clicking on the different lines will open up the corresponding file and function in the editor.</text:p>
          </table:table-cell>
          <table:table-cell table:style-name="ce42" table:content-validation-name="val3" office:value-type="string">
            <text:p>Untested</text:p>
          </table:table-cell>
          <table:table-cell table:style-name="ce35" table:number-columns-repeated="4"/>
          <table:table-cell table:number-columns-repeated="1016"/>
        </table:table-row>
        <table:table-row table:style-name="ro21">
          <table:table-cell table:style-name="ce36" office:value-type="string">
            <text:p>BTERL-12</text:p>
          </table:table-cell>
          <table:table-cell table:style-name="ce36" office:value-type="string">
            <text:p>Execute regression tests</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text:p>
            <text:p>2. Right-click on the project and choose "Run As" -&gt; "Test regression"</text:p>
            <text:p>3. A view with the title "Regression results" should open below the editor, and progress messages should display in it. This may take a while, but should not interrupt other activities.</text:p>
            <text:p>4. It should not be possible to start another regression while one is running (a message is shown about that).</text:p>
          </table:table-cell>
          <table:table-cell table:style-name="ce43" table:content-validation-name="val3" office:value-type="string">
            <text:p>Untested</text:p>
          </table:table-cell>
          <table:table-cell table:style-name="ce35" table:number-columns-repeated="2"/>
          <table:table-cell table:style-name="ce40" office:value-type="string">
            <text:p>R3A04</text:p>
          </table:table-cell>
          <table:table-cell table:style-name="ce39" office:value-type="string">
            <text:p>No message is shown about not possible to start another test regression, </text:p>
            <text:p>however the regression results view starts to flip back and forth betweeen two positions in the list.</text:p>
            <text:p>https://redmine.shade.psgbg.se/issues/2115</text:p>
          </table:table-cell>
          <table:table-cell table:number-columns-repeated="1016"/>
        </table:table-row>
        <table:table-row table:style-name="ro10">
          <table:table-cell table:style-name="ce36" office:value-type="string">
            <text:p>BTERL-13</text:p>
          </table:table-cell>
          <table:table-cell table:style-name="ce39" office:value-type="string">
            <text:p>the number of results in the list matches the sum of failed, successful, and skipped test results</text:p>
          </table:table-cell>
          <table:table-cell table:style-name="ce41" office:value-type="string">
            <text:p>Setup</text:p>
            <text:p>1. Import the mps_erl project into the workspace if not done already.</text:p>
            <text:p>1.1. Right-click in the Erlang Naviagator and select Import... -&gt; SGSN -&gt; SGSN Projects, click Next.</text:p>
            <text:p>1.2. Expand Application-&gt;sgsn-gt and check the box next to mps_erl and press Finish.</text:p>
            <text:p/>
            <text:p>Test</text:p>
            <text:p>1. In the navigator, browse to mps_erl/mps/mmm/mmmlib/test folder.</text:p>
            <text:p>2. Right-click on test folder and choose "Run As"-&gt;Bterl test.</text:p>
            <text:p>3.Test results view should open below the editor, wait until test execution ends.</text:p>
            <text:p>4. Check that the number of results in the list matches the sum of failed, successful, and skipped test results in text label above the list.</text:p>
          </table:table-cell>
          <table:table-cell table:style-name="ce43" table:content-validation-name="val3" office:value-type="string">
            <text:p>Untested</text:p>
          </table:table-cell>
          <table:table-cell table:number-columns-repeated="2"/>
          <table:table-cell table:style-name="ce44" office:value-type="string">
            <text:p>R3A04</text:p>
          </table:table-cell>
          <table:table-cell table:number-columns-repeated="1017"/>
        </table:table-row>
        <table:table-row table:style-name="ro22">
          <table:table-cell table:style-name="ce36" office:value-type="string">
            <text:p>BTERL-14</text:p>
          </table:table-cell>
          <table:table-cell table:style-name="ce39" office:value-type="string">
            <text:p>build results are the same after execution from terminal and from Shade</text:p>
          </table:table-cell>
          <table:table-cell table:style-name="ce41" office:value-type="string">
            <text:p/>
            <text:p>Setup</text:p>
            <text:p>1. Import the lis_erl project into the workspace if not done already.</text:p>
            <text:p>1.1. Right-click in the Erlang Naviagator and select Import... -&gt; SGSN -&gt; SGSN Projects, click Next.</text:p>
            <text:p>1.2. Expand Application-&gt;capella and check the box next to lis_erl and press Finish.</text:p>
            <text:p/>
            <text:p>Test</text:p>
            <text:p>1. In the navigator, browse to lis_erl/lis/nli/nliiri/test folder.</text:p>
            <text:p>2. Right-click on test folder and choose "Run As"-&gt;Bterl test.</text:p>
            <text:p>3. Test results view should open below the editor, wait until test execution ends.</text:p>
            <text:p>4. Open terminal with the same view as Shade</text:p>
            <text:p>5. Go to test folder by executing "cd /vobs/gsn/product/code/capella/lis/nli/nliiri/test"</text:p>
            <text:p>6. Execute the following command "/vobs/gsn/tools/3pp/erlang_bt_tool/bt_run"</text:p>
            <text:p>7. Verify that the result in terminal printed on the line</text:p>
            <text:p><text:s text:c="22"/>Testing current_dir: TEST COMPLETE, # ok, # failed of # test cases</text:p>
            <text:p>matches the result in Test results view in Shade</text:p>
            <text:p><text:s text:c="22"/>Done! Successful: #, Failed: #, Skipped: #</text:p>
          </table:table-cell>
          <table:table-cell table:style-name="ce43" table:content-validation-name="val3" office:value-type="string">
            <text:p>Untested</text:p>
          </table:table-cell>
          <table:table-cell table:number-columns-repeated="2"/>
          <table:table-cell table:style-name="ce44" office:value-type="string">
            <text:p>R3A04</text:p>
          </table:table-cell>
          <table:table-cell table:number-columns-repeated="1017"/>
        </table:table-row>
        <table:table-row table:style-name="ro1" table:number-rows-repeated="65521">
          <table:table-cell table:number-columns-repeated="3"/>
          <table:table-cell table:content-validation-name="val3"/>
          <table:table-cell table:number-columns-repeated="1020"/>
        </table:table-row>
        <table:table-row table:style-name="ro1" table:number-rows-repeated="983039">
          <table:table-cell table:number-columns-repeated="1024"/>
        </table:table-row>
        <table:table-row table:style-name="ro1">
          <table:table-cell table:number-columns-repeated="1024"/>
        </table:table-row>
      </table:table>
      <table:table table:name="Dialyzer" table:style-name="ta4">
        <table:table-column table:style-name="co3" table:default-cell-style-name="ce37"/>
        <table:table-column table:style-name="co18" table:default-cell-style-name="ce37"/>
        <table:table-column table:style-name="co19" table:default-cell-style-name="ce37"/>
        <table:table-column table:style-name="co7" table:default-cell-style-name="ce37"/>
        <table:table-column table:style-name="co8" table:default-cell-style-name="ce37"/>
        <table:table-column table:style-name="co15" table:default-cell-style-name="ce37"/>
        <table:table-column table:style-name="co9" table:default-cell-style-name="ce37"/>
        <table:table-column table:style-name="co20" table:default-cell-style-name="ce37"/>
        <table:table-column table:style-name="co3" table:number-columns-repeated="249" table:default-cell-style-name="ce37"/>
        <table:table-column table:style-name="co3" table:number-columns-repeated="767" table:default-cell-style-name="Default"/>
        <table:table-row table:style-name="ro3">
          <table:table-cell table:style-name="ce33" office:value-type="string">
            <text:p>Test #</text:p>
          </table:table-cell>
          <table:table-cell table:style-name="ce38" office:value-type="string">
            <text:p>Purpose</text:p>
          </table:table-cell>
          <table:table-cell table:style-name="ce38" office:value-type="string">
            <text:p>Step by Step</text:p>
          </table:table-cell>
          <table:table-cell table:style-name="ce38" office:value-type="string">
            <text:p>Result</text:p>
          </table:table-cell>
          <table:table-cell table:style-name="ce38" office:value-type="string">
            <text:p>Tested by</text:p>
          </table:table-cell>
          <table:table-cell table:style-name="ce38" office:value-type="string">
            <text:p>Version</text:p>
          </table:table-cell>
          <table:table-cell table:style-name="ce38" office:value-type="string">
            <text:p>Last version when NOK</text:p>
          </table:table-cell>
          <table:table-cell table:style-name="ce45" office:value-type="string">
            <text:p>Comment</text:p>
          </table:table-cell>
          <table:table-cell table:number-columns-repeated="1016"/>
        </table:table-row>
        <table:table-row table:style-name="ro23">
          <table:table-cell table:style-name="ce47" office:value-type="string">
            <text:p>DIAL-</text:p>
            <text:p>PREREQ1</text:p>
          </table:table-cell>
          <table:table-cell table:style-name="ce48" office:value-type="string">
            <text:p>Import project used for testing.</text:p>
          </table:table-cell>
          <table:table-cell table:style-name="ce47" office:value-type="string">
            <text:p>1. Import project.</text:p>
            <text:p>1.1 Select File -&gt; Import... </text:p>
            <text:p>1.2 Expand SGSN and select SGSN Project, select Next.</text:p>
            <text:p>1.3 Expand Application and then sgsn-e, select the eps_erl project. Press Finish.</text:p>
          </table:table-cell>
          <table:table-cell table:style-name="ce48" table:number-columns-repeated="4"/>
          <table:table-cell table:style-name="ce48" office:value-type="string">
            <text:p>This is not a test in itself.</text:p>
          </table:table-cell>
          <table:table-cell table:number-columns-repeated="1016"/>
        </table:table-row>
        <table:table-row table:style-name="ro24">
          <table:table-cell office:value-type="string">
            <text:p>DIAL-1</text:p>
          </table:table-cell>
          <table:table-cell table:style-name="ce49" office:value-type="string">
            <text:p>Run Dialyzer using Analyze </text:p>
            <text:p>from Binaries</text:p>
          </table:table-cell>
          <table:table-cell table:style-name="ce49" office:value-type="string">
            <text:p>1. Build project.</text:p>
            <text:p>1.1 In the Erlang Navigator, right-click on the eps-erl project and select "Build project"</text:p>
            <text:p>2. Configure Dialyzer to analyze binaries.</text:p>
            <text:p>2.1 Open the preference page for dialyzer, select Window -&gt; Preferences. Expand Erlang and select Dialyzer.</text:p>
            <text:p>2.2 Make sure that the "Analyze from" dropdown menu specifies Binaries. Click OK.</text:p>
            <text:p>3. Run Dialyzer</text:p>
            <text:p>3.1 In the Erlang Navigator, right-click on the eps_erl project and select "Run Dialyzer"</text:p>
            <text:p>Expected outcome:</text:p>
            <text:p>1. Dialyzer warnings show up in the Problems view.</text:p>
          </table:table-cell>
          <table:table-cell table:style-name="ce34" table:content-validation-name="val4" office:value-type="string">
            <text:p>Untested</text:p>
          </table:table-cell>
          <table:table-cell table:number-columns-repeated="3"/>
          <table:table-cell office:value-type="string">
            <text:p>Note - This usually takes about 20 minutes to complete.</text:p>
          </table:table-cell>
          <table:table-cell table:number-columns-repeated="1016"/>
        </table:table-row>
        <table:table-row table:style-name="ro17">
          <table:table-cell office:value-type="string">
            <text:p>DIAL-2</text:p>
          </table:table-cell>
          <table:table-cell table:style-name="ce49" office:value-type="string">
            <text:p>Navigate to problems using</text:p>
            <text:p>the problems view</text:p>
          </table:table-cell>
          <table:table-cell table:style-name="ce49" office:value-type="string">
            <text:p>1. If not done already, execute tc DIAL-1</text:p>
            <text:p>2. Double click on a Dialyzer warning in the Problems view.</text:p>
            <text:p>Expected outcome:</text:p>
            <text:p>1. The file where the warning resides is opened in the editor and the line that contains the warning is shown with a marker in the left margin. When hoovering the mouse over the marker in the margin a popup discribing the warning will be shown.</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2"/>
          <table:table-cell office:value-type="string">
            <text:p>P3A02</text:p>
          </table:table-cell>
          <table:table-cell table:style-name="ce49" office:value-type="string">
            <text:p>Not possible for all warnings, the ones that does not have a resource and </text:p>
            <text:p>path associated can't be navigated to. (for abvious reasons)</text:p>
          </table:table-cell>
          <table:table-cell table:number-columns-repeated="1016"/>
        </table:table-row>
        <table:table-row table:style-name="ro25">
          <table:table-cell office:value-type="string">
            <text:p>DIAL-3</text:p>
          </table:table-cell>
          <table:table-cell office:value-type="string">
            <text:p>Run Dialyzer when compiling</text:p>
          </table:table-cell>
          <table:table-cell table:style-name="ce49" office:value-type="string">
            <text:p>1. Enable Dialyzer to run when compiling.</text:p>
            <text:p>1.1 Open the preference page for Dialyzer by selecting Window -&gt; Preferences, Expand Erlang and click on Dialyzer.</text:p>
            <text:p>1.2 Make sure that the checkbox for "Run dialyzer when compiling" is checked. Also make sure that "Analyze from" specifies Binaries. Press OK.</text:p>
            <text:p>1. Build the project</text:p>
            <text:p>2.1 In the Erlang Navigator, right-click on the eps_erl project and select "Build Project"</text:p>
            <text:p>Expected outcome:</text:p>
            <text:p>1. Dialyzer warnings will show up in the Problems view.</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2"/>
          <table:table-cell table:style-name="ce44" office:value-type="string">
            <text:p>P3A02</text:p>
          </table:table-cell>
          <table:table-cell table:style-name="ce49" office:value-type="string">
            <text:p>Dialyzer does not run when compiling.</text:p>
            <text:p>A change must be done in the sgsn-template for erlang projects for this to work.</text:p>
            <text:p>Related task: https://redmine.shade.psgbg.se/issues/2114</text:p>
          </table:table-cell>
          <table:table-cell table:number-columns-repeated="1016"/>
        </table:table-row>
        <table:table-row table:style-name="ro15">
          <table:table-cell office:value-type="string">
            <text:p>DIAL-4</text:p>
          </table:table-cell>
          <table:table-cell table:style-name="ce49" office:value-type="string">
            <text:p>Run Dialyzer using Analyze</text:p>
            <text:p>from Source</text:p>
          </table:table-cell>
          <table:table-cell table:style-name="ce49" office:value-type="string">
            <text:p>1. Configure Dialyzer to analyze source.</text:p>
            <text:p>1.1 Open the preference page for dialyzer, select Window -&gt; Preferences. Expand Erlang and select Dialyzer.</text:p>
            <text:p>1.2 Make sure that the "Analyze from" dropdown menu specifies Source. Click OK.</text:p>
            <text:p>2. Run Dialyzer.</text:p>
            <text:p>2.1 In the Erlang Navigator, right-click on the eps_erl project and select "Run Dialyzer"</text:p>
            <text:p>Expected outcome:</text:p>
            <text:p>1. Dialyzer warnings show up in the Problems view.</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2"/>
          <table:table-cell table:style-name="ce44" office:value-type="string">
            <text:p>P3A02</text:p>
          </table:table-cell>
          <table:table-cell table:style-name="ce49" office:value-type="string">
            <text:p>This test might need some tuning when analyze from source actually works.</text:p>
            <text:p>It is possible that we need to include additional projects.</text:p>
            <text:p/>
            <text:p/>
            <text:p>Fails with a message that it can't find include files.</text:p>
          </table:table-cell>
          <table:table-cell table:number-columns-repeated="1016"/>
        </table:table-row>
        <table:table-row table:style-name="ro26">
          <table:table-cell office:value-type="string">
            <text:p>DIAL-5</text:p>
          </table:table-cell>
          <table:table-cell office:value-type="string">
            <text:p>Test the project specific settings</text:p>
          </table:table-cell>
          <table:table-cell table:style-name="ce49" office:value-type="string">
            <text:p>1. Execute DIAL-1 step 1-2</text:p>
            <text:p>2. Change preferences.</text:p>
            <text:p>2.1 Open up the preference page for Dialyzer. Select Window -&gt; Preferences. Expand Erlang and <text:s/>select Dialyzer.</text:p>
            <text:p>2.2 In the PLT files list, change so that all of the listed PLT files are selected. Click on Apply.</text:p>
            <text:p>2.3 Click on "Configure project specific settings.." in the top right corner of the preference page.</text:p>
            <text:p>2.4 In the pop-up that appears, select eps_erl and click on OK.</text:p>
            <text:p>2.5 Check the box for "Enable project specific settings"</text:p>
            <text:p>2.6 In the PLT files list, change so that only the eps.plt file is selected. Click on OK. Back at the preference page, click on OK.</text:p>
            <text:p>3. Run Dialyzer.</text:p>
            <text:p>3.1 In the Erlang Navigator, right-click on the eps_erl project and select "Run Dialyzer"</text:p>
            <text:p>Expected outcome:</text:p>
            <text:p>1. Dialyzer warnings will show up in the Problems view.</text:p>
            <text:p>Teardown:</text:p>
            <text:p>1. Change preferences.</text:p>
            <text:p>1.1 Open up the preference page for Dialyzer. Select Window -&gt; Preferences. Expand Erlang and <text:s/>select Dialyzer.</text:p>
            <text:p>1.2 In the PLT files list, change so that none of the listed PLT files are selected. Click on Apply.</text:p>
            <text:p>1.3 Click on "Configure project specific settings.." in the top right corner of the preference page.</text:p>
            <text:p>1.4 In the pop-up that appears, select eps_erl and click on OK.</text:p>
            <text:p>1.5 Uncheck the box for "Enable project specific settings", Click OK. Back at the preference page, click on OK.</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34" table:content-validation-name="val4" office:value-type="string">
            <text:p>Untested</text:p>
          </table:table-cell>
          <table:table-cell table:number-columns-repeated="3"/>
          <table:table-cell table:style-name="ce49" office:value-type="string">
            <text:p>When running dialyzer using all the PLT files, Shade will run out of memory. </text:p>
            <text:p>This test verifies that the project specific settings work.</text:p>
          </table:table-cell>
          <table:table-cell table:number-columns-repeated="1016"/>
        </table:table-row>
        <table:table-row table:style-name="ro27">
          <table:table-cell office:value-type="string">
            <text:p>DIAL-6</text:p>
          </table:table-cell>
          <table:table-cell office:value-type="string">
            <text:p>Remove a PLT file that is supposed to be used when running Dialyzer</text:p>
          </table:table-cell>
          <table:table-cell table:style-name="ce49" office:value-type="string">
            <text:p>1. Execute DIAL-1 step 1-2</text:p>
            <text:p>2. Update the PLT file for eps_erl</text:p>
            <text:p>2.1 Open the preference page for dialyzer. Select Window -&gt; Preferences. Expand Erlang and click on Dialyzer.</text:p>
            <text:p>2.2 In the PLT files list, make sure that eps.plt is selected (highlighted and in the checkbox), click on Update PLT. Click on OK.</text:p>
            <text:p>3. Remove the updated PLT file from the system.</text:p>
            <text:p>3.1 Open the terminal used to start Shade. Change directory to /vobs/gsn_rel_shade/ <text:s/>( cd <text:s/>/vobs/gsn_rel_shade/ )</text:p>
            <text:p>3.2 Delete the eps.plt file ( rm eps.erl )</text:p>
            <text:p>4. Run dialyzer</text:p>
            <text:p>4.1 In the Erlang Navigator, right-click on the eps_erl project and select "Run Dialyzer"</text:p>
            <text:p>Expected outcome:</text:p>
            <text:p>1. An error message will show up with a message that specifies the file and that it could not read it (no_such_file)</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1020"/>
        </table:table-row>
        <table:table-row table:style-name="ro28">
          <table:table-cell office:value-type="string">
            <text:p>DIAL-7</text:p>
          </table:table-cell>
          <table:table-cell table:style-name="ce49" office:value-type="string">
            <text:p>Include PLT file for OTP </text:p>
            <text:p>when running Dialyzer</text:p>
          </table:table-cell>
          <table:table-cell table:style-name="ce49" office:value-type="string">
            <text:p>1. Execute DIAL-1 step 1-2</text:p>
            <text:p>2. Locate and copy the PLT file for your version of OTP.</text:p>
            <text:p>2.1 Locate the version of OTP that ErlIDE is using, This can be found on the preference page for Installed runtimes. Select Window -&gt; Preferences. Expand Erlang and click on Installed runtimes. In the list of Installed runtimes, locate the version number of the otp that is used.</text:p>
            <text:p>2.2 Locate the PLT file for the otp version found in 2.1. These PLT files can be found in Joachim Bergrés home directory.</text:p>
            <text:p>Open a terminal and run "ls -la /home/ehsjobe | grep dialyzer_plt" In the list that is presented, locate the PLT file for the version found in 2.1 and copy it to your home directory.</text:p>
            <text:p>3. Add the PLT file for OTP to the list of PLT files in Shade</text:p>
            <text:p>3.1 Open the preference page for dialyzer. Select Window -&gt; Preferences. Expand Erlang and select Dialyzer.</text:p>
            <text:p>3.2 Click on the Add... button to the right of the list of PLT files. Locate the file copied in 2.2 (you will probably have to change which files are shown from *.plt file to any file) and click on OK.</text:p>
            <text:p>3.3 Locate the newly added file in the list, make sure that the box next to it is checked. Click on OK.</text:p>
            <text:p>4. Run Dialyzer</text:p>
            <text:p>4.1 In the Erlang Navigator, right-click on the eps_erl project and select Run Dialyzer.</text:p>
            <text:p>Expected result:</text:p>
            <text:p>1. Dialyzer warnings will show up in the Problems view.</text:p>
            <text:p>Teardown:</text:p>
            <text:p>1. Remove the PLT file for otp from the PLT files list</text:p>
            <text:p>1.1 Open the prefernce page for dialyzer. Select Window -&gt; Preferences. Expand Erlang and select Dialyzer.</text:p>
            <text:p>1.2 In the PLT files list, locate the PLT file for otp and uncheck the box next to it.</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34" table:content-validation-name="val4" office:value-type="string">
            <text:p>Untested</text:p>
          </table:table-cell>
          <table:table-cell table:number-columns-repeated="1020"/>
        </table:table-row>
        <table:table-row table:style-name="ro25">
          <table:table-cell office:value-type="string">
            <text:p>DIAL-8</text:p>
          </table:table-cell>
          <table:table-cell table:style-name="ce49" office:value-type="string">
            <text:p>Test adding code that will result in </text:p>
            <text:p>a warning to see if Dialyzer does its job.</text:p>
          </table:table-cell>
          <table:table-cell table:style-name="ce49" office:value-type="string">
            <text:p>1. If not already done, execute T-1 step 1-2</text:p>
            <text:p>2. Add code to a file that will introduce a new Dialyzer warning.</text:p>
            <text:p>2.1 Open an erlang file (e.g eps_erl/eps/ecp/ecp_c_np.erl), right-click on the file in the Erlang Navigator to bring up the menu and select Team -&gt; Check out... Click on OK.</text:p>
            <text:p>2.2 At the end of the file, add a new function:</text:p>
            <text:p>useless(Tomte) -&gt;</text:p>
            <text:p><text:s text:c="4"/>true.</text:p>
            <text:p>Save the file.</text:p>
            <text:p>2.3 Open the preference page for Dialyzer: Select Window -&gt; Preferences, expand Erlang and select Dialyzer. Make sure that "Run dialyzer when compiling" is selected, click OK.</text:p>
            <text:p>2.4 In the Erlang Navigator, right-click on the eps_erl project and select "Build project".</text:p>
            <text:p>Expected Result:</text:p>
            <text:p>1. In the Problems view, there should be a Dialyze Warning for the useless function.</text:p>
            <text:p>Teardown:</text:p>
            <text:p>1. In the Erlang Navigator, right-click on the eps_erl project and select "Remove Dialyzer Warnings".</text:p>
          </table:table-cell>
          <table:table-cell table:style-name="ce34" table:content-validation-name="val4" office:value-type="string">
            <text:p>Untested</text:p>
          </table:table-cell>
          <table:table-cell table:number-columns-repeated="3"/>
          <table:table-cell table:style-name="ce49" office:value-type="string">
            <text:p>Run Dialyzer when compiling doesn't work, but the test works if Dialyzer is run </text:p>
            <text:p>separately.</text:p>
          </table:table-cell>
          <table:table-cell table:number-columns-repeated="1016"/>
        </table:table-row>
        <table:table-row table:style-name="ro29">
          <table:table-cell office:value-type="string">
            <text:p>DIAL-9</text:p>
          </table:table-cell>
          <table:table-cell table:style-name="ce49" office:value-type="string">
            <text:p>Test removing code introduced in </text:p>
            <text:p>tc DIAL-9 to see if Dialyzer does its job.</text:p>
          </table:table-cell>
          <table:table-cell table:style-name="ce49" office:value-type="string">
            <text:p>1. Prerequisite: tc DIAL-8</text:p>
            <text:p>2. Delete the useless function introduced in tc DIAL-8 and save the file.</text:p>
            <text:p>3. In the Erlang Navigator, right-click on the eps_erl and select "Build project"</text:p>
            <text:p>Expected Result:</text:p>
            <text:p>1. In the problems view, the Dialyze warning for the useless function can no longer be found.</text:p>
            <text:p>Teardown:</text:p>
            <text:p>1. Undo Checkout.</text:p>
            <text:p>1.1 In the Erlang Navigator, right-click on the file that was modified, select Team -&gt; Undo Check Out...</text:p>
            <text:p>1.2 In the "Confirm Undo Checkout" window that appears, uncheck the box next to "Save copy of the file with a '.keep' extension", click on Yes.</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34" table:content-validation-name="val4" office:value-type="string">
            <text:p>Untested</text:p>
          </table:table-cell>
          <table:table-cell table:number-columns-repeated="3"/>
          <table:table-cell table:style-name="ce49" office:value-type="string">
            <text:p>Run Dialyzer when compiling doesn't work, but the test works if Dialyzer is run </text:p>
            <text:p>separately.</text:p>
          </table:table-cell>
          <table:table-cell table:number-columns-repeated="1016"/>
        </table:table-row>
        <table:table-row table:style-name="ro3">
          <table:table-cell office:value-type="string">
            <text:p>DIAL-11</text:p>
          </table:table-cell>
          <table:table-cell office:value-type="string">
            <text:p>Test for "Do not check PLT on dialyzer run" checkbox</text:p>
          </table:table-cell>
          <table:table-cell office:value-type="string">
            <text:p>TODO</text:p>
          </table:table-cell>
          <table:table-cell table:number-columns-repeated="1021"/>
        </table:table-row>
        <table:table-row table:style-name="ro3">
          <table:table-cell office:value-type="string">
            <text:p>DIAL-12</text:p>
          </table:table-cell>
          <table:table-cell office:value-type="string">
            <text:p>Test running Dialyzer with more than one PLT file</text:p>
          </table:table-cell>
          <table:table-cell office:value-type="string">
            <text:p>TODO</text:p>
          </table:table-cell>
          <table:table-cell table:number-columns-repeated="1021"/>
        </table:table-row>
        <table:table-row table:style-name="ro3">
          <table:table-cell office:value-type="string">
            <text:p>DIAL-13</text:p>
          </table:table-cell>
          <table:table-cell office:value-type="string">
            <text:p>Test Running Dialyzer with multiple projects in the workspace</text:p>
          </table:table-cell>
          <table:table-cell office:value-type="string">
            <text:p>TODO</text:p>
          </table:table-cell>
          <table:table-cell table:number-columns-repeated="4"/>
          <table:table-cell office:value-type="string">
            <text:p>Will test updating PLT file</text:p>
          </table:table-cell>
          <table:table-cell table:number-columns-repeated="1016"/>
        </table:table-row>
        <table:table-row table:style-name="ro1" table:number-rows-repeated="1048561">
          <table:table-cell table:number-columns-repeated="1024"/>
        </table:table-row>
        <table:table-row table:style-name="ro1">
          <table:table-cell table:number-columns-repeated="1024"/>
        </table:table-row>
      </table:table>
      <table:named-expressions>
        <table:named-range table:name="Z_3ACEAA89_80EB_4784_8A45_BD0735BA8F15_.wvu.PrintArea" table:base-cell-address="$Overview.$A$1" table:cell-range-address="$ErlIDE.$B$1:.$E$21"/>
        <table:named-expression table:name="Z_3ACEAA89_80EB_4784_8A45_BD0735BA8F15_.wvu.PrintArea_1" table:base-cell-address="$Overview.$A$1" table:expression="$#REF!.$A$1:$D$3"/>
        <table:named-range table:name="Z_3ACEAA89_80EB_4784_8A45_BD0735BA8F15_.wvu.PrintTitles" table:base-cell-address="$Overview.$A$1" table:cell-range-address="$ErlIDE.$A$1:.$AMI$1"/>
        <table:named-range table:name="Z_C7B7A803_A7BE_4256_8E1D_27B72B92FBC8_.wvu.PrintArea" table:base-cell-address="$Overview.$A$1" table:cell-range-address="$ErlIDE.$A$2:.$C$14"/>
        <table:named-expression table:name="Z_C7B7A803_A7BE_4256_8E1D_27B72B92FBC8_.wvu.PrintArea_1" table:base-cell-address="$Overview.$A$1" table:expression="$#REF!.$A$1:$D$3"/>
        <table:named-range table:name="Z_C7B7A803_A7BE_4256_8E1D_27B72B92FBC8_.wvu.PrintTitles" table:base-cell-address="$Overview.$A$1" table:cell-range-address="$ErlIDE.$A$1:.$AMI$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sv" number:country="SE">kr</number:currency-symbol>
    </number:currency-style>
    <number:currency-style style:name="N109">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9P0"/>
    </number:currency-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5P0" style:volatile="true">
      <number:number number:decimal-places="0" number:min-integer-digits="1" number:grouping="true"/>
      <number:text> kr</number:text>
    </number:number-style>
    <number:number-style style:name="N115">
      <number:text>-</number:text>
      <number:number number:decimal-places="0" number:min-integer-digits="1" number:grouping="true"/>
      <number:text> kr</number:text>
      <style:map style:condition="value()&gt;=0" style:apply-style-name="N115P0"/>
    </number:number-style>
    <number:number-style style:name="N116P0" style:volatile="true">
      <number:number number:decimal-places="0" number:min-integer-digits="1" number:grouping="true"/>
      <number:text> kr</number:text>
    </number:number-style>
    <number:number-style style:name="N116">
      <style:text-properties fo:color="#ff0000"/>
      <number:text>-</number:text>
      <number:number number:decimal-places="0" number:min-integer-digits="1" number:grouping="true"/>
      <number:text> kr</number:text>
      <style:map style:condition="value()&gt;=0" style:apply-style-name="N116P0"/>
    </number:number-style>
    <number:number-style style:name="N118P0" style:volatile="true">
      <number:number number:decimal-places="2" number:min-integer-digits="1" number:grouping="true"/>
      <number:text> kr</number:text>
    </number:number-style>
    <number:number-style style:name="N118">
      <number:text>-</number:text>
      <number:number number:decimal-places="2" number:min-integer-digits="1" number:grouping="true"/>
      <number:text> kr</number:text>
      <style:map style:condition="value()&gt;=0" style:apply-style-name="N118P0"/>
    </number:number-style>
    <number:number-style style:name="N119P0" style:volatile="true">
      <number:number number:decimal-places="2" number:min-integer-digits="1" number:grouping="true"/>
      <number:text> kr</number:text>
    </number:number-style>
    <number:number-style style:name="N119">
      <style:text-properties fo:color="#ff0000"/>
      <number:text>-</number:text>
      <number:number number:decimal-places="2" number:min-integer-digits="1" number:grouping="true"/>
      <number:text> kr</number:text>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kr </number:text>
    </number:number-style>
    <number:number-style style:name="N127P1" style:volatile="true">
      <number:text>-</number:text>
      <number:number number:decimal-places="0" number:min-integer-digits="1" number:grouping="true"/>
      <number:text> kr </number:text>
    </number:number-style>
    <number:number-style style:name="N127P2" style:volatile="true">
      <number:text> - kr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kr </number:text>
    </number:number-style>
    <number:number-style style:name="N131P1" style:volatile="true">
      <number:text>-</number:text>
      <number:number number:decimal-places="2" number:min-integer-digits="1" number:grouping="true"/>
      <number:text> kr </number:text>
    </number:number-style>
    <number:number-style style:name="N131P2" style:volatile="true">
      <number:text> -</number:text>
      <number:number number:decimal-places="0" number:min-integer-digits="0"/>
      <number:text> kr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number:text>
      <number:number number:decimal-places="0" number:min-integer-digits="1" number:grouping="true"/>
      <number:text> </number:text>
    </number:number-style>
    <number:number-style style:name="N137">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0" number:min-integer-digits="1" number:grouping="true"/>
      <number:text> </number:text>
    </number:number-style>
    <number:number-style style:name="N138">
      <style:text-properties fo:color="#ff0000"/>
      <number:text>($</number:text>
      <number:number number:decimal-places="0" number:min-integer-digits="1" number:grouping="true"/>
      <number:text>)</number:text>
      <style:map style:condition="value()&gt;=0" style:apply-style-name="N138P0"/>
    </number:number-style>
    <number:number-style style:name="N140P0" style:volatile="true">
      <number:text>$</number:text>
      <number:number number:decimal-places="2" number:min-integer-digits="1" number:grouping="true"/>
      <number:text> </number:text>
    </number:number-style>
    <number:number-style style:name="N140">
      <number:text>($</number:text>
      <number:number number:decimal-places="2" number:min-integer-digits="1" number:grouping="true"/>
      <number:text>)</number:text>
      <style:map style:condition="value()&gt;=0" style:apply-style-name="N140P0"/>
    </number:number-style>
    <number:number-style style:name="N141P0" style:volatile="true">
      <number:text>$</number:text>
      <number:number number:decimal-places="2" number:min-integer-digits="1" number:grouping="true"/>
      <number:text> </number:text>
    </number:number-style>
    <number:number-style style:name="N141">
      <style:text-properties fo:color="#ff0000"/>
      <number:text>($</number:text>
      <number:number number:decimal-places="2" number:min-integer-digits="1" number:grouping="true"/>
      <number:text>)</number:text>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 $(</number:text>
      <number:number number:decimal-places="0" number:min-integer-digits="1" number:grouping="true"/>
      <number:text>)</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 $(</number:text>
      <number:number number:decimal-places="2" number:min-integer-digits="1" number:grouping="true"/>
      <number:text>)</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5P0" style:volatile="true" number:language="sv" number:country="SE">
      <number:number number:decimal-places="0" number:min-integer-digits="1" number:grouping="true"/>
      <number:text>    </number:text>
    </number:number-style>
    <number:number-style style:name="N5115" number:language="sv" number:country="SE">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0" number:min-integer-digits="1" number:grouping="true"/>
      <number:text>    </number:text>
    </number:number-style>
    <number:number-style style:name="N5116" number:language="sv" number:country="SE">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sv" number:country="SE">
      <number:number number:decimal-places="2" number:min-integer-digits="1" number:grouping="true"/>
      <number:text>    </number:text>
    </number:number-style>
    <number:number-style style:name="N5118" number:language="sv" number:country="SE">
      <number:text>-</number:text>
      <number:number number:decimal-places="2" number:min-integer-digits="1" number:grouping="true"/>
      <number:text>    </number:text>
      <style:map style:condition="value()&gt;=0" style:apply-style-name="N5118P0"/>
    </number:number-style>
    <number:number-style style:name="N5119P0" style:volatile="true" number:language="sv" number:country="SE">
      <number:number number:decimal-places="2" number:min-integer-digits="1" number:grouping="true"/>
      <number:text>    </number:text>
    </number:number-style>
    <number:number-style style:name="N5119" number:language="sv" number:country="SE">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sv" number:country="SE">
      <number:number number:decimal-places="0" number:min-integer-digits="1" number:grouping="true"/>
      <number:text> kr</number:text>
    </number:number-style>
    <number:number-style style:name="N5121" number:language="sv" number:country="SE">
      <number:text>-</number:text>
      <number:number number:decimal-places="0" number:min-integer-digits="1" number:grouping="true"/>
      <number:text> kr</number:text>
      <style:map style:condition="value()&gt;=0" style:apply-style-name="N5121P0"/>
    </number:number-style>
    <number:number-style style:name="N5122P0" style:volatile="true" number:language="sv" number:country="SE">
      <number:number number:decimal-places="0" number:min-integer-digits="1" number:grouping="true"/>
      <number:text> kr</number:text>
    </number:number-style>
    <number:number-style style:name="N5122" number:language="sv" number:country="SE">
      <style:text-properties fo:color="#ff0000"/>
      <number:text>-</number:text>
      <number:number number:decimal-places="0" number:min-integer-digits="1" number:grouping="true"/>
      <number:text> kr</number:text>
      <style:map style:condition="value()&gt;=0" style:apply-style-name="N5122P0"/>
    </number:number-style>
    <number:number-style style:name="N5124P0" style:volatile="true" number:language="sv" number:country="SE">
      <number:number number:decimal-places="2" number:min-integer-digits="1" number:grouping="true"/>
      <number:text> kr</number:text>
    </number:number-style>
    <number:number-style style:name="N5124" number:language="sv" number:country="SE">
      <number:text>-</number:text>
      <number:number number:decimal-places="2" number:min-integer-digits="1" number:grouping="true"/>
      <number:text> kr</number:text>
      <style:map style:condition="value()&gt;=0" style:apply-style-name="N5124P0"/>
    </number:number-style>
    <number:number-style style:name="N5125P0" style:volatile="true" number:language="sv" number:country="SE">
      <number:number number:decimal-places="2" number:min-integer-digits="1" number:grouping="true"/>
      <number:text> kr</number:text>
    </number:number-style>
    <number:number-style style:name="N5125" number:language="sv" number:country="SE">
      <style:text-properties fo:color="#ff0000"/>
      <number:text>-</number:text>
      <number:number number:decimal-places="2" number:min-integer-digits="1" number:grouping="true"/>
      <number:text> kr</number:text>
      <style:map style:condition="value()&gt;=0" style:apply-style-name="N5125P0"/>
    </number:number-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4d79b"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c4d79b"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95b3d7"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c4d79b"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96969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95b3d7"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c4d79b"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071cm"/>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ffffff" style:diagonal-bl-tr="none" style:diagonal-tl-br="none" fo:border="0.31pt solid #808080" fo:padding="0.071cm"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31pt double #333333" style:border-line-width="0.011cm 0.035cm 0.011cm" fo:padding="0.071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4d79b" fo:padding="0.071cm"/>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1.19pt solid #33cccc" style:diagonal-bl-tr="none" style:diagonal-tl-br="none" fo:border-left="none" fo:padding="0.071cm"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1.19pt solid #b8cce4" style:diagonal-bl-tr="none" style:diagonal-tl-br="none" fo:border-left="none" fo:padding="0.071cm"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91pt solid #95b3d7" style:diagonal-bl-tr="none" style:diagonal-tl-br="none" fo:border-left="none" fo:padding="0.071cm"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31pt double #ff9900" style:border-line-width-bottom="0.011cm 0.035cm 0.011cm" style:diagonal-bl-tr="none" style:diagonal-tl-br="none" fo:border-left="none" fo:padding="0.071cm"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31pt solid #969696"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Output" style:family="table-cell" style:parent-style-name="Default">
      <style:table-cell-properties fo:background-color="#ffffff" style:diagonal-bl-tr="none" style:diagonal-tl-br="none" fo:border="0.31pt solid #333333" fo:padding="0.071cm"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71cm"/>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31pt double #33cccc" style:border-line-width-bottom="0.011cm 0.035cm 0.011cm" style:diagonal-bl-tr="none" style:diagonal-tl-br="none" fo:border-left="none" fo:padding="0.071cm" fo:border-right="none" style:rotation-align="none" fo:border-top="0.31pt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71cm"/>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BuiltIn_5f_Comma" style:display-name="Excel_BuiltIn_Comma" style:family="table-cell" style:parent-style-name="Default" style:data-style-name="N113">
      <style:table-cell-properties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0.801cm" fo:margin-bottom="0.801cm" fo:margin-left="1.799cm" fo:margin-right="1.799cm" style:first-page-number="continue" style:scale-to-X="1" style:scale-to-Y="1" style:writing-mode="lr-tb" style:print="charts drawings grid objects zero-values"/>
      <style:header-style>
        <style:header-footer-properties fo:min-height="0.751cm" fo:margin-left="0.101cm" fo:margin-right="0.101cm" fo:margin-bottom="0cm"/>
      </style:header-style>
      <style:footer-style>
        <style:header-footer-properties svg:height="0cm" fo:margin-left="0.101cm" fo:margin-right="0.101cm" fo:margin-top="0cm"/>
      </style:footer-style>
    </style:page-layout>
    <style:page-layout style:name="Mpm5">
      <style:page-layout-properties fo:page-width="42cm" fo:page-height="29.7cm" style:num-format="1" style:print-orientation="landscape" fo:margin-top="0.801cm" fo:margin-bottom="0.801cm" fo:margin-left="1.799cm" fo:margin-right="1.799cm" style:scale-to="75%" style:writing-mode="lr-tb" style:print="charts drawings grid objects zero-values"/>
      <style:header-style>
        <style:header-footer-properties fo:min-height="0.751cm" fo:margin-left="0.101cm" fo:margin-right="0.101cm" fo:margin-bottom="0cm"/>
      </style:header-style>
      <style:footer-style>
        <style:header-footer-properties fo:min-height="0.751cm" fo:margin-left="0.101cm" fo:margin-right="0.101cm" fo:margin-top="0cm"/>
      </style:footer-style>
    </style:page-layout>
    <style:page-layout style:name="Mpm6">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7">
      <style:page-layout-properties fo:page-width="29.7cm" fo:page-height="21.001cm" style:num-format="1" style:print-orientation="landscape" fo:margin-top="1.3cm" fo:margin-bottom="0.801cm" fo:margin-left="1.799cm" fo:margin-right="1.799cm" style:first-page-number="continue" style:scale-to="62%" style:writing-mode="lr-tb" style:print="charts drawings grid objects zero-values"/>
      <style:header-style>
        <style:header-footer-properties fo:min-height="0.751cm" fo:margin-left="0.101cm" fo:margin-right="0.101cm" fo:margin-bottom="0cm"/>
      </style:header-style>
      <style:footer-style>
        <style:header-footer-properties fo:min-height="0.751cm" fo:margin-left="0.101cm" fo:margin-right="0.101cm" fo:margin-top="0.111cm"/>
      </style:footer-style>
    </style:page-layout>
    <style:page-layout style:name="Mpm8">
      <style:page-layout-properties fo:page-width="29.7cm" fo:page-height="21.001cm" style:num-format="1" style:print-orientation="landscape" fo:margin-top="0.762cm" fo:margin-bottom="0.762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9">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10">
      <style:page-layout-properties style:num-format="1" style:print-orientation="portrait" fo:margin-top="2.499cm" fo:margin-bottom="2.499cm" fo:margin-left="1.9cm" fo:margin-right="1.9cm" style:first-page-number="continue" style:scale-to="37%"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4">2011-11-14</text:date>, <text:time>14:00:53</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Wind_5f_River_5f_Installation" style:display-name="PageStyle_Wind_River_Installation" style:page-layout-name="Mpm3">
      <style:header style:display="false"/>
      <style:header-left style:display="false"/>
      <style:footer style:display="false"/>
      <style:footer-left style:display="false"/>
    </style:master-page>
    <style:master-page style:name="PageStyle_5f_Test_20_Env_20_Prerequisites" style:display-name="PageStyle_Test Env Prerequisites" style:page-layout-name="Mpm4">
      <style:header style:display="false"/>
      <style:header-left style:display="false"/>
      <style:footer>
        <style:region-center>
          <text:p><text:span text:style-name="MT1">Page </text:span><text:span text:style-name="MT1"><text:page-number>1</text:page-number></text:span></text:p>
        </style:region-center>
        <style:region-right>
          <text:p><text:span text:style-name="MT1"><text:file-name text:display="name-and-extension">???</text:file-name></text:span></text:p>
        </style:region-right>
      </style:footer>
      <style:footer-left style:display="false">
        <style:region-center>
          <text:p><text:span text:style-name="MT1">Page </text:span><text:span text:style-name="MT1"><text:page-number>1</text:page-number></text:span></text:p>
        </style:region-center>
        <style:region-right>
          <text:p><text:span text:style-name="MT1"><text:file-name text:display="name-and-extension">???</text:file-name></text:span></text:p>
        </style:region-right>
      </style:footer-left>
    </style:master-page>
    <style:master-page style:name="PageStyle_5f_SGSN_5f_Projects" style:display-name="PageStyle_SGSN_Projects" style:page-layout-name="Mpm5">
      <style:header style:display="false"/>
      <style:header-left style:display="false"/>
      <style:footer style:display="false"/>
      <style:footer-left style:display="false"/>
    </style:master-page>
    <style:master-page style:name="PageStyle_5f_Common_20_Preferences" style:display-name="PageStyle_Common Preferences" style:page-layout-name="Mpm6">
      <style:header style:display="false"/>
      <style:header-left style:display="false"/>
      <style:footer style:display="false"/>
      <style:footer-left style:display="false"/>
    </style:master-page>
    <style:master-page style:name="PageStyle_5f_ErlIDE" style:display-name="PageStyle_ErlIDE" style:page-layout-name="Mpm7">
      <style:header style:display="false"/>
      <style:header-left style:display="false"/>
      <style:footer>
        <style:region-center>
          <text:p><text:span text:style-name="MT1">Page </text:span><text:span text:style-name="MT1"><text:page-number>1</text:page-number></text:span></text:p>
        </style:region-center>
        <style:region-right>
          <text:p><text:span text:style-name="MT1">Shade Test Specification-R2B04</text:span></text:p>
        </style:region-right>
      </style:footer>
      <style:footer-left style:display="false">
        <style:region-center>
          <text:p><text:span text:style-name="MT1">Page </text:span><text:span text:style-name="MT1"><text:page-number>1</text:page-number></text:span></text:p>
        </style:region-center>
        <style:region-right>
          <text:p><text:span text:style-name="MT1">Shade Test Specification-R2B04</text:span></text:p>
        </style:region-right>
      </style:footer-left>
    </style:master-page>
    <style:master-page style:name="PageStyle_5f_BTerl" style:display-name="PageStyle_BTerl" style:page-layout-name="Mpm3">
      <style:header style:display="false"/>
      <style:header-left style:display="false"/>
      <style:footer style:display="false"/>
      <style:footer-left style:display="false"/>
    </style:master-page>
    <style:master-page style:name="PageStyle_5f_Wrangler" style:display-name="PageStyle_Wrangler" style:page-layout-name="Mpm3">
      <style:header style:display="false"/>
      <style:header-left style:display="false"/>
      <style:footer style:display="false"/>
      <style:footer-left style:display="false"/>
    </style:master-page>
    <style:master-page style:name="PageStyle_5f_Dialyzer" style:display-name="PageStyle_Dialyzer" style:page-layout-name="Mpm3">
      <style:header style:display="false"/>
      <style:header-left style:display="false"/>
      <style:footer style:display="false"/>
      <style:footer-left style:display="false"/>
    </style:master-page>
    <style:master-page style:name="PageStyle_5f_Debug_5f_Erlang_5f_Tecsas" style:display-name="PageStyle_Debug_Erlang_Tecsas" style:page-layout-name="Mpm3">
      <style:header style:display="false"/>
      <style:header-left style:display="false"/>
      <style:footer style:display="false"/>
      <style:footer-left style:display="false"/>
    </style:master-page>
    <style:master-page style:name="PageStyle_5f_Debug_5f_C_5f_Node" style:display-name="PageStyle_Debug_C_Node" style:page-layout-name="Mpm3">
      <style:header style:display="false"/>
      <style:header-left style:display="false"/>
      <style:footer style:display="false"/>
      <style:footer-left style:display="false"/>
    </style:master-page>
    <style:master-page style:name="PageStyle_5f_Traceviewer" style:display-name="PageStyle_Traceviewer" style:page-layout-name="Mpm8">
      <style:header style:display="false"/>
      <style:header-left style:display="false"/>
      <style:footer style:display="false"/>
      <style:footer-left style:display="false"/>
    </style:master-page>
    <style:master-page style:name="PageStyle_5f_ClearCase" style:display-name="PageStyle_ClearCase" style:page-layout-name="Mpm9">
      <style:header style:display="false"/>
      <style:header-left style:display="false"/>
      <style:footer style:display="false"/>
      <style:footer-left style:display="false"/>
    </style:master-page>
    <style:master-page style:name="PageStyle_5f_Coverity" style:display-name="PageStyle_Coverity" style:page-layout-name="Mpm9">
      <style:header style:display="false"/>
      <style:header-left style:display="false"/>
      <style:footer style:display="false"/>
      <style:footer-left style:display="false"/>
    </style:master-page>
    <style:master-page style:name="PageStyle_5f_CmakeEdit" style:display-name="PageStyle_CmakeEdit" style:page-layout-name="Mpm9">
      <style:header style:display="false"/>
      <style:header-left style:display="false"/>
      <style:footer style:display="false"/>
      <style:footer-left style:display="false"/>
    </style:master-page>
    <style:master-page style:name="PageStyle_5f_ASN.1Edit" style:display-name="PageStyle_ASN.1Edit" style:page-layout-name="Mpm9">
      <style:header style:display="false"/>
      <style:header-left style:display="false"/>
      <style:footer style:display="false"/>
      <style:footer-left style:display="false"/>
    </style:master-page>
    <style:master-page style:name="PageStyle_5f_Python" style:display-name="PageStyle_Python" style:page-layout-name="Mpm9">
      <style:header style:display="false"/>
      <style:header-left style:display="false"/>
      <style:footer style:display="false"/>
      <style:footer-left style:display="false"/>
    </style:master-page>
    <style:master-page style:name="PageStyle_5f_Shade_20_Problem_20_Reporter" style:display-name="PageStyle_Shade Problem Reporter" style:page-layout-name="Mpm9">
      <style:header style:display="false"/>
      <style:header-left style:display="false"/>
      <style:footer style:display="false"/>
      <style:footer-left style:display="false"/>
    </style:master-page>
    <style:master-page style:name="PageStyle_5f_ShellEd" style:display-name="PageStyle_ShellEd" style:page-layout-name="Mpm10">
      <style:header style:display="false"/>
      <style:header-left style:display="false"/>
      <style:footer style:display="false"/>
      <style:footer-left style:display="false"/>
    </style:master-page>
    <style:master-page style:name="PageStyle_5f_Vi_20_plugin" style:display-name="PageStyle_Vi plugin"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19T14:17:53</meta:creation-date>
    <dc:date>2011-11-14T14:00:50.33</dc:date>
    <meta:print-date>2011-08-11T16:45:45</meta:print-date>
    <meta:editing-cycles>11</meta:editing-cycles>
    <meta:editing-duration>PT1H10M2S</meta:editing-duration>
    <meta:generator>LibreOffice/3.4$Win32 LibreOffice_project/340m1$Build-402</meta:generator>
    <meta:document-statistic meta:table-count="4" meta:cell-count="306" meta:object-count="0"/>
  </office:meta>
</office:document-meta>
</file>